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23cm"/>
    </style:style>
    <style:style style:name="co3" style:family="table-column">
      <style:table-column-properties fo:break-before="auto" style:column-width="0.76cm"/>
    </style:style>
    <style:style style:name="co4" style:family="table-column">
      <style:table-column-properties fo:break-before="auto" style:column-width="3.418cm"/>
    </style:style>
    <style:style style:name="co5" style:family="table-column">
      <style:table-column-properties fo:break-before="auto" style:column-width="2.70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value-type" style:repeat-content="false"/>
      <style:paragraph-properties fo:margin-left="0cm"/>
      <style:text-properties fo:font-weight="bold" style:font-weight-asian="bold" style:font-weight-complex="bold"/>
    </style:style>
    <style:style style:name="ce9" style:family="table-cell" style:parent-style-name="Default" style:data-style-name="N111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Background 600v</text:p>
          </table:table-cell>
          <table:covered-table-cell/>
          <table:table-cell/>
          <table:table-cell table:style-name="ce3"/>
          <table:table-cell table:style-name="ce1" office:value-type="string" calcext:value-type="string">
            <text:p>Lamp = 1</text:p>
          </table:table-cell>
          <table:table-cell table:style-name="ce1" office:value-type="string" calcext:value-type="string">
            <text:p>Lamp = 2</text:p>
          </table:table-cell>
          <table:table-cell table:style-name="ce1" office:value-type="string" calcext:value-type="string">
            <text:p>Lamp = 3</text:p>
          </table:table-cell>
        </table:table-row>
        <table:table-row table:style-name="ro1">
          <table:table-cell/>
          <table:table-cell table:style-name="ce2" office:value-type="string" calcext:value-type="string">
            <text:p>Run</text:p>
          </table:table-cell>
          <table:table-cell table:style-name="ce2" office:value-type="string" calcext:value-type="string">
            <text:p>Count</text:p>
          </table:table-cell>
          <table:table-cell/>
          <table:table-cell table:style-name="ce2" office:value-type="string" calcext:value-type="string">
            <text:p>Run</text:p>
          </table:table-cell>
          <table:table-cell table:style-name="ce2" office:value-type="string" calcext:value-type="string">
            <text:p>Count</text:p>
          </table:table-cell>
          <table:table-cell table:number-columns-repeated="2" office:value-type="string" calcext:value-type="string">
            <text:p>Count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62" calcext:value-type="float">
            <text:p>46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823" calcext:value-type="float">
            <text:p>1823</text:p>
          </table:table-cell>
          <table:table-cell office:value-type="float" office:value="10428" calcext:value-type="float">
            <text:p>10428</text:p>
          </table:table-cell>
          <table:table-cell office:value-type="float" office:value="39058" calcext:value-type="float">
            <text:p>39058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37" calcext:value-type="float">
            <text:p>43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849" calcext:value-type="float">
            <text:p>1849</text:p>
          </table:table-cell>
          <table:table-cell office:value-type="float" office:value="10333" calcext:value-type="float">
            <text:p>10333</text:p>
          </table:table-cell>
          <table:table-cell office:value-type="float" office:value="38989" calcext:value-type="float">
            <text:p>38989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753" calcext:value-type="float">
            <text:p>1753</text:p>
          </table:table-cell>
          <table:table-cell office:value-type="float" office:value="10351" calcext:value-type="float">
            <text:p>10351</text:p>
          </table:table-cell>
          <table:table-cell office:value-type="float" office:value="38579" calcext:value-type="float">
            <text:p>38579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790" calcext:value-type="float">
            <text:p>1790</text:p>
          </table:table-cell>
          <table:table-cell office:value-type="float" office:value="10467" calcext:value-type="float">
            <text:p>10467</text:p>
          </table:table-cell>
          <table:table-cell office:value-type="float" office:value="39152" calcext:value-type="float">
            <text:p>39152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82" calcext:value-type="float">
            <text:p>48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797" calcext:value-type="float">
            <text:p>1797</text:p>
          </table:table-cell>
          <table:table-cell office:value-type="float" office:value="10667" calcext:value-type="float">
            <text:p>10667</text:p>
          </table:table-cell>
          <table:table-cell office:value-type="float" office:value="38857" calcext:value-type="float">
            <text:p>38857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02" calcext:value-type="float">
            <text:p>502</text:p>
          </table:table-cell>
          <table:table-cell/>
          <table:table-cell table:style-name="ce2" office:value-type="string" calcext:value-type="string">
            <text:p>Avg</text:p>
          </table:table-cell>
          <table:table-cell table:formula="of:=AVERAGE([.F4:.F8])" office:value-type="float" office:value="1802.4" calcext:value-type="float">
            <text:p>1802.4</text:p>
          </table:table-cell>
          <table:table-cell table:formula="of:=AVERAGE([.G4:.G8])" office:value-type="float" office:value="10449.2" calcext:value-type="float">
            <text:p>10449.2</text:p>
          </table:table-cell>
          <table:table-cell table:formula="of:=AVERAGE([.H4:.H8])" office:value-type="float" office:value="38927" calcext:value-type="float">
            <text:p>38927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520" calcext:value-type="float">
            <text:p>520</text:p>
          </table:table-cell>
          <table:table-cell table:number-columns-repeated="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498" calcext:value-type="float">
            <text:p>498</text:p>
          </table:table-cell>
          <table:table-cell table:number-columns-repeated="5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508" calcext:value-type="float">
            <text:p>508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560" calcext:value-type="float">
            <text:p>56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17" calcext:value-type="float">
            <text:p>517</text:p>
          </table:table-cell>
          <table:table-cell table:number-columns-repeated="5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482" calcext:value-type="float">
            <text:p>482</text:p>
          </table:table-cell>
          <table:table-cell table:number-columns-repeated="5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431" calcext:value-type="float">
            <text:p>431</text:p>
          </table:table-cell>
          <table:table-cell table:number-columns-repeated="5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433" calcext:value-type="float">
            <text:p>433</text:p>
          </table:table-cell>
          <table:table-cell table:number-columns-repeated="5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421" calcext:value-type="float">
            <text:p>421</text:p>
          </table:table-cell>
          <table:table-cell table:number-columns-repeated="5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497" calcext:value-type="float">
            <text:p>497</text:p>
          </table:table-cell>
          <table:table-cell table:number-columns-repeated="5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512" calcext:value-type="float">
            <text:p>512</text:p>
          </table:table-cell>
          <table:table-cell table:number-columns-repeated="5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440" calcext:value-type="float">
            <text:p>44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507" calcext:value-type="float">
            <text:p>507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427" calcext:value-type="float">
            <text:p>427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Average</text:p>
          </table:table-cell>
          <table:table-cell table:formula="of:=AVERAGE([.C4:.C23])" office:value-type="float" office:value="479.4" calcext:value-type="float">
            <text:p>479.4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Error</text:p>
          </table:table-cell>
          <table:table-cell table:formula="of:=SQRT(SUM([.C4:.C23])) / COUNT([.C4:.C23])" office:value-type="float" office:value="4.89591666595746" calcext:value-type="float">
            <text:p>4.89591666595746</text:p>
          </table:table-cell>
          <table:table-cell table:number-columns-repeated="5"/>
        </table:table-row>
      </table:table>
      <table:table table:name="Interference Pattern Double" table:style-name="ta1">
        <table:shapes>
          <draw:frame draw:z-index="0" draw:style-name="gr1" draw:text-style-name="P1" svg:width="15.988cm" svg:height="9.005cm" svg:x="23.924cm" svg:y="9.292cm">
            <draw:object draw:notify-on-update-of-ranges="'Interference Pattern Double'.B3:'Interference Pattern Double'.B53 'Interference Pattern Double'.H3:'Interference Pattern Double'.H53 'Interference Pattern Double'.I3:'Interference Pattern Double'.I49 'Interference Pattern Double'.I3:'Interference Pattern Double'.I4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2"/>
        <table:table-column table:style-name="co1" table:number-columns-repeated="3" table:default-cell-style-name="ce2"/>
        <table:table-column table:style-name="co3" table:default-cell-style-name="ce2"/>
        <table:table-column table:style-name="co1" table:default-cell-style-name="ce9"/>
        <table:table-column table:style-name="co4" table:default-cell-style-name="ce9"/>
        <table:table-column table:style-name="co1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Default" table:number-columns-repeated="7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ce5" office:value-type="string" calcext:value-type="string">
            <text:p>Position (mm)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5" office:value-type="string" calcext:value-type="string">
            <text:p>Avg</text:p>
          </table:table-cell>
          <table:table-cell table:style-name="ce5" office:value-type="string" calcext:value-type="string">
            <text:p>Background Adj</text:p>
          </table:table-cell>
          <table:table-cell table:style-name="ce5" office:value-type="string" calcext:value-type="string">
            <text:p>Error</text:p>
          </table:table-cell>
          <table:table-cell table:style-name="Default"/>
          <table:table-cell office:value-type="string" calcext:value-type="string">
            <text:p>Background</text:p>
          </table:table-cell>
          <table:table-cell office:value-type="float" office:value="479.4" calcext:value-type="float">
            <text:p>479.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495" calcext:value-type="float">
            <text:p>495</text:p>
          </table:table-cell>
          <table:table-cell office:value-type="float" office:value="460" calcext:value-type="float">
            <text:p>460</text:p>
          </table:table-cell>
          <table:table-cell/>
          <table:table-cell table:formula="of:=AVERAGE([.C3:.E3])" office:value-type="float" office:value="485" calcext:value-type="float">
            <text:p>485.0</text:p>
          </table:table-cell>
          <table:table-cell table:formula="of:=[.G3]-[.$L$2]" office:value-type="float" office:value="5.60000000000002" calcext:value-type="float">
            <text:p>5.6</text:p>
          </table:table-cell>
          <table:table-cell table:formula="of:=SQRT([.$L$3]^2 + (SQRT(SUM([.C3:.E3])) / 3)^2)" office:value-type="float" office:value="13.6248547392868" calcext:value-type="float">
            <text:p>13.6248547392868</text:p>
          </table:table-cell>
          <table:table-cell table:style-name="Default"/>
          <table:table-cell table:style-name="ce2" office:value-type="string" calcext:value-type="string">
            <text:p>Error</text:p>
          </table:table-cell>
          <table:table-cell table:style-name="ce2" office:value-type="float" office:value="4.89591666595746" calcext:value-type="float">
            <text:p>4.89591666595746</text:p>
          </table:table-cell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office:value-type="float" office:value="486" calcext:value-type="float">
            <text:p>486</text:p>
          </table:table-cell>
          <table:table-cell office:value-type="float" office:value="454" calcext:value-type="float">
            <text:p>454</text:p>
          </table:table-cell>
          <table:table-cell office:value-type="float" office:value="484" calcext:value-type="float">
            <text:p>484</text:p>
          </table:table-cell>
          <table:table-cell/>
          <table:table-cell table:formula="of:=AVERAGE([.C4:.E4])" office:value-type="float" office:value="474.666666666667" calcext:value-type="float">
            <text:p>474.7</text:p>
          </table:table-cell>
          <table:table-cell table:formula="of:=[.G4]-[.$L$2]" office:value-type="float" office:value="-4.73333333333329" calcext:value-type="float">
            <text:p>-4.7</text:p>
          </table:table-cell>
          <table:table-cell table:formula="of:=SQRT([.$L$3]^2 + (SQRT(SUM([.C4:.E4])) / 3)^2)" office:value-type="float" office:value="13.4978599126759" calcext:value-type="float">
            <text:p>13.4978599126759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4" calcext:value-type="float">
            <text:p>0.4</text:p>
          </table:table-cell>
          <table:table-cell table:number-columns-repeated="2" office:value-type="float" office:value="516" calcext:value-type="float">
            <text:p>516</text:p>
          </table:table-cell>
          <table:table-cell office:value-type="float" office:value="485" calcext:value-type="float">
            <text:p>485</text:p>
          </table:table-cell>
          <table:table-cell/>
          <table:table-cell table:formula="of:=AVERAGE([.C5:.E5])" office:value-type="float" office:value="505.666666666667" calcext:value-type="float">
            <text:p>505.7</text:p>
          </table:table-cell>
          <table:table-cell table:formula="of:=[.G5]-[.$L$2]" office:value-type="float" office:value="26.2666666666667" calcext:value-type="float">
            <text:p>26.3</text:p>
          </table:table-cell>
          <table:table-cell table:formula="of:=SQRT([.$L$3]^2 + (SQRT(SUM([.C5:.E5])) / 3)^2)" office:value-type="float" office:value="13.8753578532431" calcext:value-type="float">
            <text:p>13.875357853243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6" calcext:value-type="float">
            <text:p>0.6</text:p>
          </table:table-cell>
          <table:table-cell office:value-type="float" office:value="561" calcext:value-type="float">
            <text:p>561</text:p>
          </table:table-cell>
          <table:table-cell office:value-type="float" office:value="530" calcext:value-type="float">
            <text:p>530</text:p>
          </table:table-cell>
          <table:table-cell office:value-type="float" office:value="542" calcext:value-type="float">
            <text:p>542</text:p>
          </table:table-cell>
          <table:table-cell/>
          <table:table-cell table:formula="of:=AVERAGE([.C6:.E6])" office:value-type="float" office:value="544.333333333333" calcext:value-type="float">
            <text:p>544.3</text:p>
          </table:table-cell>
          <table:table-cell table:formula="of:=[.G6]-[.$L$2]" office:value-type="float" office:value="64.9333333333334" calcext:value-type="float">
            <text:p>64.9</text:p>
          </table:table-cell>
          <table:table-cell table:formula="of:=SQRT([.$L$3]^2 + (SQRT(SUM([.C6:.E6])) / 3)^2)" office:value-type="float" office:value="14.3322867834985" calcext:value-type="float">
            <text:p>14.3322867834985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 office:value-type="float" office:value="530" calcext:value-type="float">
            <text:p>530</text:p>
          </table:table-cell>
          <table:table-cell office:value-type="float" office:value="591" calcext:value-type="float">
            <text:p>591</text:p>
          </table:table-cell>
          <table:table-cell office:value-type="float" office:value="537" calcext:value-type="float">
            <text:p>537</text:p>
          </table:table-cell>
          <table:table-cell/>
          <table:table-cell table:formula="of:=AVERAGE([.C7:.E7])" office:value-type="float" office:value="552.666666666667" calcext:value-type="float">
            <text:p>552.7</text:p>
          </table:table-cell>
          <table:table-cell table:formula="of:=[.G7]-[.$L$2]" office:value-type="float" office:value="73.2666666666667" calcext:value-type="float">
            <text:p>73.3</text:p>
          </table:table-cell>
          <table:table-cell table:formula="of:=SQRT([.$L$3]^2 + (SQRT(SUM([.C7:.E7])) / 3)^2)" office:value-type="float" office:value="14.4288676694404" calcext:value-type="float">
            <text:p>14.428867669440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21" calcext:value-type="float">
            <text:p>521</text:p>
          </table:table-cell>
          <table:table-cell office:value-type="float" office:value="501" calcext:value-type="float">
            <text:p>501</text:p>
          </table:table-cell>
          <table:table-cell office:value-type="float" office:value="454" calcext:value-type="float">
            <text:p>454</text:p>
          </table:table-cell>
          <table:table-cell/>
          <table:table-cell table:formula="of:=AVERAGE([.C8:.E8])" office:value-type="float" office:value="492" calcext:value-type="float">
            <text:p>492.0</text:p>
          </table:table-cell>
          <table:table-cell table:formula="of:=[.G8]-[.$L$2]" office:value-type="float" office:value="12.6" calcext:value-type="float">
            <text:p>12.6</text:p>
          </table:table-cell>
          <table:table-cell table:formula="of:=SQRT([.$L$3]^2 + (SQRT(SUM([.C8:.E8])) / 3)^2)" office:value-type="float" office:value="13.7102151697193" calcext:value-type="float">
            <text:p>13.710215169719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2" calcext:value-type="float">
            <text:p>1.2</text:p>
          </table:table-cell>
          <table:table-cell office:value-type="float" office:value="542" calcext:value-type="float">
            <text:p>542</text:p>
          </table:table-cell>
          <table:table-cell office:value-type="float" office:value="606" calcext:value-type="float">
            <text:p>606</text:p>
          </table:table-cell>
          <table:table-cell office:value-type="float" office:value="560" calcext:value-type="float">
            <text:p>560</text:p>
          </table:table-cell>
          <table:table-cell/>
          <table:table-cell table:formula="of:=AVERAGE([.C9:.E9])" office:value-type="float" office:value="569.333333333333" calcext:value-type="float">
            <text:p>569.3</text:p>
          </table:table-cell>
          <table:table-cell table:formula="of:=[.G9]-[.$L$2]" office:value-type="float" office:value="89.9333333333334" calcext:value-type="float">
            <text:p>89.9</text:p>
          </table:table-cell>
          <table:table-cell table:formula="of:=SQRT([.$L$3]^2 + (SQRT(SUM([.C9:.E9])) / 3)^2)" office:value-type="float" office:value="14.6201155186195" calcext:value-type="float">
            <text:p>14.620115518619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4" calcext:value-type="float">
            <text:p>1.4</text:p>
          </table:table-cell>
          <table:table-cell office:value-type="float" office:value="642" calcext:value-type="float">
            <text:p>642</text:p>
          </table:table-cell>
          <table:table-cell office:value-type="float" office:value="772" calcext:value-type="float">
            <text:p>772</text:p>
          </table:table-cell>
          <table:table-cell office:value-type="float" office:value="678" calcext:value-type="float">
            <text:p>678</text:p>
          </table:table-cell>
          <table:table-cell/>
          <table:table-cell table:formula="of:=AVERAGE([.C10:.E10])" office:value-type="float" office:value="697.333333333333" calcext:value-type="float">
            <text:p>697.3</text:p>
          </table:table-cell>
          <table:table-cell table:formula="of:=[.G10]-[.$L$2]" office:value-type="float" office:value="217.933333333333" calcext:value-type="float">
            <text:p>217.9</text:p>
          </table:table-cell>
          <table:table-cell table:formula="of:=SQRT([.$L$3]^2 + (SQRT(SUM([.C10:.E10])) / 3)^2)" office:value-type="float" office:value="16.0129461513003" calcext:value-type="float">
            <text:p>16.012946151300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6" calcext:value-type="float">
            <text:p>1.6</text:p>
          </table:table-cell>
          <table:table-cell office:value-type="float" office:value="709" calcext:value-type="float">
            <text:p>709</text:p>
          </table:table-cell>
          <table:table-cell office:value-type="float" office:value="732" calcext:value-type="float">
            <text:p>732</text:p>
          </table:table-cell>
          <table:table-cell office:value-type="float" office:value="690" calcext:value-type="float">
            <text:p>690</text:p>
          </table:table-cell>
          <table:table-cell/>
          <table:table-cell table:formula="of:=AVERAGE([.C11:.E11])" office:value-type="float" office:value="710.333333333333" calcext:value-type="float">
            <text:p>710.3</text:p>
          </table:table-cell>
          <table:table-cell table:formula="of:=[.G11]-[.$L$2]" office:value-type="float" office:value="230.933333333333" calcext:value-type="float">
            <text:p>230.9</text:p>
          </table:table-cell>
          <table:table-cell table:formula="of:=SQRT([.$L$3]^2 + (SQRT(SUM([.C11:.E11])) / 3)^2)" office:value-type="float" office:value="16.147686452795" calcext:value-type="float">
            <text:p>16.14768645279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8" calcext:value-type="float">
            <text:p>1.8</text:p>
          </table:table-cell>
          <table:table-cell office:value-type="float" office:value="534" calcext:value-type="float">
            <text:p>534</text:p>
          </table:table-cell>
          <table:table-cell office:value-type="float" office:value="562" calcext:value-type="float">
            <text:p>562</text:p>
          </table:table-cell>
          <table:table-cell office:value-type="float" office:value="567" calcext:value-type="float">
            <text:p>567</text:p>
          </table:table-cell>
          <table:table-cell/>
          <table:table-cell table:formula="of:=AVERAGE([.C12:.E12])" office:value-type="float" office:value="554.333333333333" calcext:value-type="float">
            <text:p>554.3</text:p>
          </table:table-cell>
          <table:table-cell table:formula="of:=[.G12]-[.$L$2]" office:value-type="float" office:value="74.9333333333334" calcext:value-type="float">
            <text:p>74.9</text:p>
          </table:table-cell>
          <table:table-cell table:formula="of:=SQRT([.$L$3]^2 + (SQRT(SUM([.C12:.E12])) / 3)^2)" office:value-type="float" office:value="14.4481063734241" calcext:value-type="float">
            <text:p>14.448106373424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53" calcext:value-type="float">
            <text:p>553</text:p>
          </table:table-cell>
          <table:table-cell office:value-type="float" office:value="643" calcext:value-type="float">
            <text:p>643</text:p>
          </table:table-cell>
          <table:table-cell office:value-type="float" office:value="647" calcext:value-type="float">
            <text:p>647</text:p>
          </table:table-cell>
          <table:table-cell/>
          <table:table-cell table:formula="of:=AVERAGE([.C13:.E13])" office:value-type="float" office:value="614.333333333333" calcext:value-type="float">
            <text:p>614.3</text:p>
          </table:table-cell>
          <table:table-cell table:formula="of:=[.G13]-[.$L$2]" office:value-type="float" office:value="134.933333333333" calcext:value-type="float">
            <text:p>134.9</text:p>
          </table:table-cell>
          <table:table-cell table:formula="of:=SQRT([.$L$3]^2 + (SQRT(SUM([.C13:.E13])) / 3)^2)" office:value-type="float" office:value="15.1244099976752" calcext:value-type="float">
            <text:p>15.124409997675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.2" calcext:value-type="float">
            <text:p>2.2</text:p>
          </table:table-cell>
          <table:table-cell office:value-type="float" office:value="1053" calcext:value-type="float">
            <text:p>1053</text:p>
          </table:table-cell>
          <table:table-cell office:value-type="float" office:value="1031" calcext:value-type="float">
            <text:p>1031</text:p>
          </table:table-cell>
          <table:table-cell office:value-type="float" office:value="935" calcext:value-type="float">
            <text:p>935</text:p>
          </table:table-cell>
          <table:table-cell/>
          <table:table-cell table:formula="of:=AVERAGE([.C14:.E14])" office:value-type="float" office:value="1006.33333333333" calcext:value-type="float">
            <text:p>1006.3</text:p>
          </table:table-cell>
          <table:table-cell table:formula="of:=[.G14]-[.$L$2]" office:value-type="float" office:value="526.933333333333" calcext:value-type="float">
            <text:p>526.9</text:p>
          </table:table-cell>
          <table:table-cell table:formula="of:=SQRT([.$L$3]^2 + (SQRT(SUM([.C14:.E14])) / 3)^2)" office:value-type="float" office:value="18.9582289374415" calcext:value-type="float">
            <text:p>18.95822893744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.4" calcext:value-type="float">
            <text:p>2.4</text:p>
          </table:table-cell>
          <table:table-cell office:value-type="float" office:value="910" calcext:value-type="float">
            <text:p>910</text:p>
          </table:table-cell>
          <table:table-cell office:value-type="float" office:value="906" calcext:value-type="float">
            <text:p>906</text:p>
          </table:table-cell>
          <table:table-cell office:value-type="float" office:value="887" calcext:value-type="float">
            <text:p>887</text:p>
          </table:table-cell>
          <table:table-cell/>
          <table:table-cell table:formula="of:=AVERAGE([.C15:.E15])" office:value-type="float" office:value="901" calcext:value-type="float">
            <text:p>901.0</text:p>
          </table:table-cell>
          <table:table-cell table:formula="of:=[.G15]-[.$L$2]" office:value-type="float" office:value="421.6" calcext:value-type="float">
            <text:p>421.6</text:p>
          </table:table-cell>
          <table:table-cell table:formula="of:=SQRT([.$L$3]^2 + (SQRT(SUM([.C15:.E15])) / 3)^2)" office:value-type="float" office:value="18.0084239547311" calcext:value-type="float">
            <text:p>18.00842395473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.6" calcext:value-type="float">
            <text:p>2.6</text:p>
          </table:table-cell>
          <table:table-cell office:value-type="float" office:value="499" calcext:value-type="float">
            <text:p>499</text:p>
          </table:table-cell>
          <table:table-cell office:value-type="float" office:value="544" calcext:value-type="float">
            <text:p>544</text:p>
          </table:table-cell>
          <table:table-cell office:value-type="float" office:value="470" calcext:value-type="float">
            <text:p>470</text:p>
          </table:table-cell>
          <table:table-cell/>
          <table:table-cell table:formula="of:=AVERAGE([.C16:.E16])" office:value-type="float" office:value="504.333333333333" calcext:value-type="float">
            <text:p>504.3</text:p>
          </table:table-cell>
          <table:table-cell table:formula="of:=[.G16]-[.$L$2]" office:value-type="float" office:value="24.9333333333333" calcext:value-type="float">
            <text:p>24.9</text:p>
          </table:table-cell>
          <table:table-cell table:formula="of:=SQRT([.$L$3]^2 + (SQRT(SUM([.C16:.E16])) / 3)^2)" office:value-type="float" office:value="13.8593329966168" calcext:value-type="float">
            <text:p>13.859332996616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.8" calcext:value-type="float">
            <text:p>2.8</text:p>
          </table:table-cell>
          <table:table-cell office:value-type="float" office:value="755" calcext:value-type="float">
            <text:p>755</text:p>
          </table:table-cell>
          <table:table-cell office:value-type="float" office:value="651" calcext:value-type="float">
            <text:p>651</text:p>
          </table:table-cell>
          <table:table-cell office:value-type="float" office:value="692" calcext:value-type="float">
            <text:p>692</text:p>
          </table:table-cell>
          <table:table-cell/>
          <table:table-cell table:formula="of:=AVERAGE([.C17:.E17])" office:value-type="float" office:value="699.333333333333" calcext:value-type="float">
            <text:p>699.3</text:p>
          </table:table-cell>
          <table:table-cell table:formula="of:=[.G17]-[.$L$2]" office:value-type="float" office:value="219.933333333333" calcext:value-type="float">
            <text:p>219.9</text:p>
          </table:table-cell>
          <table:table-cell table:formula="of:=SQRT([.$L$3]^2 + (SQRT(SUM([.C17:.E17])) / 3)^2)" office:value-type="float" office:value="16.0337491283577" calcext:value-type="float">
            <text:p>16.0337491283577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226" calcext:value-type="float">
            <text:p>1226</text:p>
          </table:table-cell>
          <table:table-cell office:value-type="float" office:value="1247" calcext:value-type="float">
            <text:p>1247</text:p>
          </table:table-cell>
          <table:table-cell office:value-type="float" office:value="1256" calcext:value-type="float">
            <text:p>1256</text:p>
          </table:table-cell>
          <table:table-cell/>
          <table:table-cell table:formula="of:=AVERAGE([.C18:.E18])" office:value-type="float" office:value="1243" calcext:value-type="float">
            <text:p>1243.0</text:p>
          </table:table-cell>
          <table:table-cell table:formula="of:=[.G18]-[.$L$2]" office:value-type="float" office:value="763.6" calcext:value-type="float">
            <text:p>763.6</text:p>
          </table:table-cell>
          <table:table-cell table:formula="of:=SQRT([.$L$3]^2 + (SQRT(SUM([.C18:.E18])) / 3)^2)" office:value-type="float" office:value="20.9356951958451" calcext:value-type="float">
            <text:p>20.935695195845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2" calcext:value-type="float">
            <text:p>3.2</text:p>
          </table:table-cell>
          <table:table-cell office:value-type="float" office:value="1125" calcext:value-type="float">
            <text:p>1125</text:p>
          </table:table-cell>
          <table:table-cell office:value-type="float" office:value="1091" calcext:value-type="float">
            <text:p>1091</text:p>
          </table:table-cell>
          <table:table-cell office:value-type="float" office:value="1179" calcext:value-type="float">
            <text:p>1179</text:p>
          </table:table-cell>
          <table:table-cell/>
          <table:table-cell table:formula="of:=AVERAGE([.C19:.E19])" office:value-type="float" office:value="1131.66666666667" calcext:value-type="float">
            <text:p>1131.7</text:p>
          </table:table-cell>
          <table:table-cell table:formula="of:=[.G19]-[.$L$2]" office:value-type="float" office:value="652.266666666667" calcext:value-type="float">
            <text:p>652.3</text:p>
          </table:table-cell>
          <table:table-cell table:formula="of:=SQRT([.$L$3]^2 + (SQRT(SUM([.C19:.E19])) / 3)^2)" office:value-type="float" office:value="20.0297833793135" calcext:value-type="float">
            <text:p>20.029783379313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4" calcext:value-type="float">
            <text:p>3.4</text:p>
          </table:table-cell>
          <table:table-cell office:value-type="float" office:value="513" calcext:value-type="float">
            <text:p>513</text:p>
          </table:table-cell>
          <table:table-cell office:value-type="float" office:value="488" calcext:value-type="float">
            <text:p>488</text:p>
          </table:table-cell>
          <table:table-cell office:value-type="float" office:value="527" calcext:value-type="float">
            <text:p>527</text:p>
          </table:table-cell>
          <table:table-cell/>
          <table:table-cell table:formula="of:=AVERAGE([.C20:.E20])" office:value-type="float" office:value="509.333333333333" calcext:value-type="float">
            <text:p>509.3</text:p>
          </table:table-cell>
          <table:table-cell table:formula="of:=[.G20]-[.$L$2]" office:value-type="float" office:value="29.9333333333333" calcext:value-type="float">
            <text:p>29.9</text:p>
          </table:table-cell>
          <table:table-cell table:formula="of:=SQRT([.$L$3]^2 + (SQRT(SUM([.C20:.E20])) / 3)^2)" office:value-type="float" office:value="13.9193310822675" calcext:value-type="float">
            <text:p>13.919331082267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6" calcext:value-type="float">
            <text:p>3.6</text:p>
          </table:table-cell>
          <table:table-cell office:value-type="float" office:value="887" calcext:value-type="float">
            <text:p>887</text:p>
          </table:table-cell>
          <table:table-cell office:value-type="float" office:value="806" calcext:value-type="float">
            <text:p>806</text:p>
          </table:table-cell>
          <table:table-cell office:value-type="float" office:value="905" calcext:value-type="float">
            <text:p>905</text:p>
          </table:table-cell>
          <table:table-cell/>
          <table:table-cell table:formula="of:=AVERAGE([.C21:.E21])" office:value-type="float" office:value="866" calcext:value-type="float">
            <text:p>866.0</text:p>
          </table:table-cell>
          <table:table-cell table:formula="of:=[.G21]-[.$L$2]" office:value-type="float" office:value="386.6" calcext:value-type="float">
            <text:p>386.6</text:p>
          </table:table-cell>
          <table:table-cell table:formula="of:=SQRT([.$L$3]^2 + (SQRT(SUM([.C21:.E21])) / 3)^2)" office:value-type="float" office:value="17.6815346241967" calcext:value-type="float">
            <text:p>17.6815346241967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8" calcext:value-type="float">
            <text:p>3.8</text:p>
          </table:table-cell>
          <table:table-cell office:value-type="float" office:value="1584" calcext:value-type="float">
            <text:p>1584</text:p>
          </table:table-cell>
          <table:table-cell office:value-type="float" office:value="1544" calcext:value-type="float">
            <text:p>1544</text:p>
          </table:table-cell>
          <table:table-cell office:value-type="float" office:value="1529" calcext:value-type="float">
            <text:p>1529</text:p>
          </table:table-cell>
          <table:table-cell/>
          <table:table-cell table:formula="of:=AVERAGE([.C22:.E22])" office:value-type="float" office:value="1552.33333333333" calcext:value-type="float">
            <text:p>1552.3</text:p>
          </table:table-cell>
          <table:table-cell table:formula="of:=[.G22]-[.$L$2]" office:value-type="float" office:value="1072.93333333333" calcext:value-type="float">
            <text:p>1072.9</text:p>
          </table:table-cell>
          <table:table-cell table:formula="of:=SQRT([.$L$3]^2 + (SQRT(SUM([.C22:.E22])) / 3)^2)" office:value-type="float" office:value="23.2683141728069" calcext:value-type="float">
            <text:p>23.2683141728069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198" calcext:value-type="float">
            <text:p>1198</text:p>
          </table:table-cell>
          <table:table-cell office:value-type="float" office:value="1311" calcext:value-type="float">
            <text:p>1311</text:p>
          </table:table-cell>
          <table:table-cell office:value-type="float" office:value="1282" calcext:value-type="float">
            <text:p>1282</text:p>
          </table:table-cell>
          <table:table-cell/>
          <table:table-cell table:formula="of:=AVERAGE([.C23:.E23])" office:value-type="float" office:value="1263.66666666667" calcext:value-type="float">
            <text:p>1263.7</text:p>
          </table:table-cell>
          <table:table-cell table:formula="of:=[.G23]-[.$L$2]" office:value-type="float" office:value="784.266666666667" calcext:value-type="float">
            <text:p>784.3</text:p>
          </table:table-cell>
          <table:table-cell table:formula="of:=SQRT([.$L$3]^2 + (SQRT(SUM([.C23:.E23])) / 3)^2)" office:value-type="float" office:value="21.0995787214395" calcext:value-type="float">
            <text:p>21.0995787214395</text:p>
          </table:table-cell>
          <table:table-cell table:number-columns-repeated="3"/>
        </table:table-row>
        <table:table-row table:style-name="ro1">
          <table:table-cell/>
          <table:table-cell office:value-type="float" office:value="4.2" calcext:value-type="float">
            <text:p>4.2</text:p>
          </table:table-cell>
          <table:table-cell office:value-type="float" office:value="567" calcext:value-type="float">
            <text:p>567</text:p>
          </table:table-cell>
          <table:table-cell office:value-type="float" office:value="591" calcext:value-type="float">
            <text:p>591</text:p>
          </table:table-cell>
          <table:table-cell office:value-type="float" office:value="541" calcext:value-type="float">
            <text:p>541</text:p>
          </table:table-cell>
          <table:table-cell/>
          <table:table-cell table:formula="of:=AVERAGE([.C24:.E24])" office:value-type="float" office:value="566.333333333333" calcext:value-type="float">
            <text:p>566.3</text:p>
          </table:table-cell>
          <table:table-cell table:formula="of:=[.G24]-[.$L$2]" office:value-type="float" office:value="86.9333333333334" calcext:value-type="float">
            <text:p>86.9</text:p>
          </table:table-cell>
          <table:table-cell table:formula="of:=SQRT([.$L$3]^2 + (SQRT(SUM([.C24:.E24])) / 3)^2)" office:value-type="float" office:value="14.5858759688192" calcext:value-type="float">
            <text:p>14.5858759688192</text:p>
          </table:table-cell>
          <table:table-cell table:number-columns-repeated="3"/>
        </table:table-row>
        <table:table-row table:style-name="ro1">
          <table:table-cell/>
          <table:table-cell office:value-type="float" office:value="4.4" calcext:value-type="float">
            <text:p>4.4</text:p>
          </table:table-cell>
          <table:table-cell office:value-type="float" office:value="872" calcext:value-type="float">
            <text:p>872</text:p>
          </table:table-cell>
          <table:table-cell office:value-type="float" office:value="1010" calcext:value-type="float">
            <text:p>1010</text:p>
          </table:table-cell>
          <table:table-cell office:value-type="float" office:value="941" calcext:value-type="float">
            <text:p>941</text:p>
          </table:table-cell>
          <table:table-cell/>
          <table:table-cell table:formula="of:=AVERAGE([.C25:.E25])" office:value-type="float" office:value="941" calcext:value-type="float">
            <text:p>941.0</text:p>
          </table:table-cell>
          <table:table-cell table:formula="of:=[.G25]-[.$L$2]" office:value-type="float" office:value="461.6" calcext:value-type="float">
            <text:p>461.6</text:p>
          </table:table-cell>
          <table:table-cell table:formula="of:=SQRT([.$L$3]^2 + (SQRT(SUM([.C25:.E25])) / 3)^2)" office:value-type="float" office:value="18.3748922899337" calcext:value-type="float">
            <text:p>18.3748922899337</text:p>
          </table:table-cell>
          <table:table-cell table:number-columns-repeated="3"/>
        </table:table-row>
        <table:table-row table:style-name="ro1">
          <table:table-cell/>
          <table:table-cell office:value-type="float" office:value="4.6" calcext:value-type="float">
            <text:p>4.6</text:p>
          </table:table-cell>
          <table:table-cell office:value-type="float" office:value="1615" calcext:value-type="float">
            <text:p>1615</text:p>
          </table:table-cell>
          <table:table-cell office:value-type="float" office:value="1665" calcext:value-type="float">
            <text:p>1665</text:p>
          </table:table-cell>
          <table:table-cell office:value-type="float" office:value="1626" calcext:value-type="float">
            <text:p>1626</text:p>
          </table:table-cell>
          <table:table-cell/>
          <table:table-cell table:formula="of:=AVERAGE([.C26:.E26])" office:value-type="float" office:value="1635.33333333333" calcext:value-type="float">
            <text:p>1635.3</text:p>
          </table:table-cell>
          <table:table-cell table:formula="of:=[.G26]-[.$L$2]" office:value-type="float" office:value="1155.93333333333" calcext:value-type="float">
            <text:p>1155.9</text:p>
          </table:table-cell>
          <table:table-cell table:formula="of:=SQRT([.$L$3]^2 + (SQRT(SUM([.C26:.E26])) / 3)^2)" office:value-type="float" office:value="23.8554210005003" calcext:value-type="float">
            <text:p>23.8554210005003</text:p>
          </table:table-cell>
          <table:table-cell table:number-columns-repeated="3"/>
        </table:table-row>
        <table:table-row table:style-name="ro1">
          <table:table-cell/>
          <table:table-cell office:value-type="float" office:value="4.8" calcext:value-type="float">
            <text:p>4.8</text:p>
          </table:table-cell>
          <table:table-cell office:value-type="float" office:value="1284" calcext:value-type="float">
            <text:p>1284</text:p>
          </table:table-cell>
          <table:table-cell office:value-type="float" office:value="1268" calcext:value-type="float">
            <text:p>1268</text:p>
          </table:table-cell>
          <table:table-cell office:value-type="float" office:value="1246" calcext:value-type="float">
            <text:p>1246</text:p>
          </table:table-cell>
          <table:table-cell/>
          <table:table-cell table:formula="of:=AVERAGE([.C27:.E27])" office:value-type="float" office:value="1266" calcext:value-type="float">
            <text:p>1266.0</text:p>
          </table:table-cell>
          <table:table-cell table:formula="of:=[.G27]-[.$L$2]" office:value-type="float" office:value="786.6" calcext:value-type="float">
            <text:p>786.6</text:p>
          </table:table-cell>
          <table:table-cell table:formula="of:=SQRT([.$L$3]^2 + (SQRT(SUM([.C27:.E27])) / 3)^2)" office:value-type="float" office:value="21.1180017994127" calcext:value-type="float">
            <text:p>21.1180017994127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568" calcext:value-type="float">
            <text:p>568</text:p>
          </table:table-cell>
          <table:table-cell office:value-type="float" office:value="532" calcext:value-type="float">
            <text:p>532</text:p>
          </table:table-cell>
          <table:table-cell office:value-type="float" office:value="556" calcext:value-type="float">
            <text:p>556</text:p>
          </table:table-cell>
          <table:table-cell/>
          <table:table-cell table:formula="of:=AVERAGE([.C28:.E28])" office:value-type="float" office:value="552" calcext:value-type="float">
            <text:p>552.0</text:p>
          </table:table-cell>
          <table:table-cell table:formula="of:=[.G28]-[.$L$2]" office:value-type="float" office:value="72.6" calcext:value-type="float">
            <text:p>72.6</text:p>
          </table:table-cell>
          <table:table-cell table:formula="of:=SQRT([.$L$3]^2 + (SQRT(SUM([.C28:.E28])) / 3)^2)" office:value-type="float" office:value="14.4211650014831" calcext:value-type="float">
            <text:p>14.4211650014831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2" calcext:value-type="float">
            <text:p>5.2</text:p>
          </table:table-cell>
          <table:table-cell office:value-type="float" office:value="973" calcext:value-type="float">
            <text:p>973</text:p>
          </table:table-cell>
          <table:table-cell office:value-type="float" office:value="907" calcext:value-type="float">
            <text:p>907</text:p>
          </table:table-cell>
          <table:table-cell office:value-type="float" office:value="914" calcext:value-type="float">
            <text:p>914</text:p>
          </table:table-cell>
          <table:table-cell/>
          <table:table-cell table:formula="of:=AVERAGE([.C29:.E29])" office:value-type="float" office:value="931.333333333333" calcext:value-type="float">
            <text:p>931.3</text:p>
          </table:table-cell>
          <table:table-cell table:formula="of:=[.G29]-[.$L$2]" office:value-type="float" office:value="451.933333333333" calcext:value-type="float">
            <text:p>451.9</text:p>
          </table:table-cell>
          <table:table-cell table:formula="of:=SQRT([.$L$3]^2 + (SQRT(SUM([.C29:.E29])) / 3)^2)" office:value-type="float" office:value="18.2870020627889" calcext:value-type="float">
            <text:p>18.2870020627889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4" calcext:value-type="float">
            <text:p>5.4</text:p>
          </table:table-cell>
          <table:table-cell office:value-type="float" office:value="1641" calcext:value-type="float">
            <text:p>1641</text:p>
          </table:table-cell>
          <table:table-cell office:value-type="float" office:value="1501" calcext:value-type="float">
            <text:p>1501</text:p>
          </table:table-cell>
          <table:table-cell office:value-type="float" office:value="1575" calcext:value-type="float">
            <text:p>1575</text:p>
          </table:table-cell>
          <table:table-cell/>
          <table:table-cell table:formula="of:=AVERAGE([.C30:.E30])" office:value-type="float" office:value="1572.33333333333" calcext:value-type="float">
            <text:p>1572.3</text:p>
          </table:table-cell>
          <table:table-cell table:formula="of:=[.G30]-[.$L$2]" office:value-type="float" office:value="1092.93333333333" calcext:value-type="float">
            <text:p>1092.9</text:p>
          </table:table-cell>
          <table:table-cell table:formula="of:=SQRT([.$L$3]^2 + (SQRT(SUM([.C30:.E30])) / 3)^2)" office:value-type="float" office:value="23.4111322048104" calcext:value-type="float">
            <text:p>23.4111322048104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6" calcext:value-type="float">
            <text:p>5.6</text:p>
          </table:table-cell>
          <table:table-cell office:value-type="float" office:value="1154" calcext:value-type="float">
            <text:p>1154</text:p>
          </table:table-cell>
          <table:table-cell office:value-type="float" office:value="1152" calcext:value-type="float">
            <text:p>1152</text:p>
          </table:table-cell>
          <table:table-cell office:value-type="float" office:value="1160" calcext:value-type="float">
            <text:p>1160</text:p>
          </table:table-cell>
          <table:table-cell/>
          <table:table-cell table:formula="of:=AVERAGE([.C31:.E31])" office:value-type="float" office:value="1155.33333333333" calcext:value-type="float">
            <text:p>1155.3</text:p>
          </table:table-cell>
          <table:table-cell table:formula="of:=[.G31]-[.$L$2]" office:value-type="float" office:value="675.933333333333" calcext:value-type="float">
            <text:p>675.9</text:p>
          </table:table-cell>
          <table:table-cell table:formula="of:=SQRT([.$L$3]^2 + (SQRT(SUM([.C31:.E31])) / 3)^2)" office:value-type="float" office:value="20.2257536599038" calcext:value-type="float">
            <text:p>20.2257536599038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8" calcext:value-type="float">
            <text:p>5.8</text:p>
          </table:table-cell>
          <table:table-cell office:value-type="float" office:value="460" calcext:value-type="float">
            <text:p>460</text:p>
          </table:table-cell>
          <table:table-cell office:value-type="float" office:value="495" calcext:value-type="float">
            <text:p>495</text:p>
          </table:table-cell>
          <table:table-cell office:value-type="float" office:value="497" calcext:value-type="float">
            <text:p>497</text:p>
          </table:table-cell>
          <table:table-cell/>
          <table:table-cell table:formula="of:=AVERAGE([.C32:.E32])" office:value-type="float" office:value="484" calcext:value-type="float">
            <text:p>484.0</text:p>
          </table:table-cell>
          <table:table-cell table:formula="of:=[.G32]-[.$L$2]" office:value-type="float" office:value="4.60000000000002" calcext:value-type="float">
            <text:p>4.6</text:p>
          </table:table-cell>
          <table:table-cell table:formula="of:=SQRT([.$L$3]^2 + (SQRT(SUM([.C32:.E32])) / 3)^2)" office:value-type="float" office:value="13.6126166967756" calcext:value-type="float">
            <text:p>13.6126166967756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935" calcext:value-type="float">
            <text:p>935</text:p>
          </table:table-cell>
          <table:table-cell office:value-type="float" office:value="850" calcext:value-type="float">
            <text:p>850</text:p>
          </table:table-cell>
          <table:table-cell office:value-type="float" office:value="888" calcext:value-type="float">
            <text:p>888</text:p>
          </table:table-cell>
          <table:table-cell/>
          <table:table-cell table:formula="of:=AVERAGE([.C33:.E33])" office:value-type="float" office:value="891" calcext:value-type="float">
            <text:p>891.0</text:p>
          </table:table-cell>
          <table:table-cell table:formula="of:=[.G33]-[.$L$2]" office:value-type="float" office:value="411.6" calcext:value-type="float">
            <text:p>411.6</text:p>
          </table:table-cell>
          <table:table-cell table:formula="of:=SQRT([.$L$3]^2 + (SQRT(SUM([.C33:.E33])) / 3)^2)" office:value-type="float" office:value="17.9156356292485" calcext:value-type="float">
            <text:p>17.9156356292485</text:p>
          </table:table-cell>
          <table:table-cell table:number-columns-repeated="3"/>
        </table:table-row>
        <table:table-row table:style-name="ro1">
          <table:table-cell/>
          <table:table-cell office:value-type="float" office:value="6.2" calcext:value-type="float">
            <text:p>6.2</text:p>
          </table:table-cell>
          <table:table-cell office:value-type="float" office:value="1376" calcext:value-type="float">
            <text:p>1376</text:p>
          </table:table-cell>
          <table:table-cell office:value-type="float" office:value="1348" calcext:value-type="float">
            <text:p>1348</text:p>
          </table:table-cell>
          <table:table-cell office:value-type="float" office:value="1361" calcext:value-type="float">
            <text:p>1361</text:p>
          </table:table-cell>
          <table:table-cell/>
          <table:table-cell table:formula="of:=AVERAGE([.C34:.E34])" office:value-type="float" office:value="1361.66666666667" calcext:value-type="float">
            <text:p>1361.7</text:p>
          </table:table-cell>
          <table:table-cell table:formula="of:=[.G34]-[.$L$2]" office:value-type="float" office:value="882.266666666667" calcext:value-type="float">
            <text:p>882.3</text:p>
          </table:table-cell>
          <table:table-cell table:formula="of:=SQRT([.$L$3]^2 + (SQRT(SUM([.C34:.E34])) / 3)^2)" office:value-type="float" office:value="21.8599837348725" calcext:value-type="float">
            <text:p>21.85998373487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6.4" calcext:value-type="float">
            <text:p>6.4</text:p>
          </table:table-cell>
          <table:table-cell office:value-type="float" office:value="924" calcext:value-type="float">
            <text:p>924</text:p>
          </table:table-cell>
          <table:table-cell office:value-type="float" office:value="900" calcext:value-type="float">
            <text:p>900</text:p>
          </table:table-cell>
          <table:table-cell office:value-type="float" office:value="928" calcext:value-type="float">
            <text:p>928</text:p>
          </table:table-cell>
          <table:table-cell/>
          <table:table-cell table:formula="of:=AVERAGE([.C35:.E35])" office:value-type="float" office:value="917.333333333333" calcext:value-type="float">
            <text:p>917.3</text:p>
          </table:table-cell>
          <table:table-cell table:formula="of:=[.G35]-[.$L$2]" office:value-type="float" office:value="437.933333333333" calcext:value-type="float">
            <text:p>437.9</text:p>
          </table:table-cell>
          <table:table-cell table:formula="of:=SQRT([.$L$3]^2 + (SQRT(SUM([.C35:.E35])) / 3)^2)" office:value-type="float" office:value="18.1589586093966" calcext:value-type="float">
            <text:p>18.1589586093966</text:p>
          </table:table-cell>
          <table:table-cell table:number-columns-repeated="3"/>
        </table:table-row>
        <table:table-row table:style-name="ro1">
          <table:table-cell/>
          <table:table-cell office:value-type="float" office:value="6.6" calcext:value-type="float">
            <text:p>6.6</text:p>
          </table:table-cell>
          <table:table-cell office:value-type="float" office:value="487" calcext:value-type="float">
            <text:p>487</text:p>
          </table:table-cell>
          <table:table-cell office:value-type="float" office:value="473" calcext:value-type="float">
            <text:p>473</text:p>
          </table:table-cell>
          <table:table-cell office:value-type="float" office:value="487" calcext:value-type="float">
            <text:p>487</text:p>
          </table:table-cell>
          <table:table-cell/>
          <table:table-cell table:formula="of:=AVERAGE([.C36:.E36])" office:value-type="float" office:value="482.333333333333" calcext:value-type="float">
            <text:p>482.3</text:p>
          </table:table-cell>
          <table:table-cell table:formula="of:=[.G36]-[.$L$2]" office:value-type="float" office:value="2.93333333333334" calcext:value-type="float">
            <text:p>2.9</text:p>
          </table:table-cell>
          <table:table-cell table:formula="of:=SQRT([.$L$3]^2 + (SQRT(SUM([.C36:.E36])) / 3)^2)" office:value-type="float" office:value="13.5921954730565" calcext:value-type="float">
            <text:p>13.5921954730565</text:p>
          </table:table-cell>
          <table:table-cell table:number-columns-repeated="3"/>
        </table:table-row>
        <table:table-row table:style-name="ro1">
          <table:table-cell/>
          <table:table-cell office:value-type="float" office:value="6.8" calcext:value-type="float">
            <text:p>6.8</text:p>
          </table:table-cell>
          <table:table-cell office:value-type="float" office:value="765" calcext:value-type="float">
            <text:p>765</text:p>
          </table:table-cell>
          <table:table-cell office:value-type="float" office:value="721" calcext:value-type="float">
            <text:p>721</text:p>
          </table:table-cell>
          <table:table-cell office:value-type="float" office:value="697" calcext:value-type="float">
            <text:p>697</text:p>
          </table:table-cell>
          <table:table-cell/>
          <table:table-cell table:formula="of:=AVERAGE([.C37:.E37])" office:value-type="float" office:value="727.666666666667" calcext:value-type="float">
            <text:p>727.7</text:p>
          </table:table-cell>
          <table:table-cell table:formula="of:=[.G37]-[.$L$2]" office:value-type="float" office:value="248.266666666667" calcext:value-type="float">
            <text:p>248.3</text:p>
          </table:table-cell>
          <table:table-cell table:formula="of:=SQRT([.$L$3]^2 + (SQRT(SUM([.C37:.E37])) / 3)^2)" office:value-type="float" office:value="16.3256104190795" calcext:value-type="float">
            <text:p>16.3256104190795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923" calcext:value-type="float">
            <text:p>923</text:p>
          </table:table-cell>
          <table:table-cell office:value-type="float" office:value="973" calcext:value-type="float">
            <text:p>973</text:p>
          </table:table-cell>
          <table:table-cell office:value-type="float" office:value="961" calcext:value-type="float">
            <text:p>961</text:p>
          </table:table-cell>
          <table:table-cell/>
          <table:table-cell table:formula="of:=AVERAGE([.C38:.E38])" office:value-type="float" office:value="952.333333333333" calcext:value-type="float">
            <text:p>952.3</text:p>
          </table:table-cell>
          <table:table-cell table:formula="of:=[.G38]-[.$L$2]" office:value-type="float" office:value="472.933333333333" calcext:value-type="float">
            <text:p>472.9</text:p>
          </table:table-cell>
          <table:table-cell table:formula="of:=SQRT([.$L$3]^2 + (SQRT(SUM([.C38:.E38])) / 3)^2)" office:value-type="float" office:value="18.477403617512" calcext:value-type="float">
            <text:p>18.4774036175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7.2" calcext:value-type="float">
            <text:p>7.2</text:p>
          </table:table-cell>
          <table:table-cell office:value-type="float" office:value="727" calcext:value-type="float">
            <text:p>727</text:p>
          </table:table-cell>
          <table:table-cell office:value-type="float" office:value="677" calcext:value-type="float">
            <text:p>677</text:p>
          </table:table-cell>
          <table:table-cell office:value-type="float" office:value="740" calcext:value-type="float">
            <text:p>740</text:p>
          </table:table-cell>
          <table:table-cell/>
          <table:table-cell table:formula="of:=AVERAGE([.C39:.E39])" office:value-type="float" office:value="714.666666666667" calcext:value-type="float">
            <text:p>714.7</text:p>
          </table:table-cell>
          <table:table-cell table:formula="of:=[.G39]-[.$L$2]" office:value-type="float" office:value="235.266666666667" calcext:value-type="float">
            <text:p>235.3</text:p>
          </table:table-cell>
          <table:table-cell table:formula="of:=SQRT([.$L$3]^2 + (SQRT(SUM([.C39:.E39])) / 3)^2)" office:value-type="float" office:value="16.1923507318185" calcext:value-type="float">
            <text:p>16.1923507318185</text:p>
          </table:table-cell>
          <table:table-cell table:number-columns-repeated="3"/>
        </table:table-row>
        <table:table-row table:style-name="ro1">
          <table:table-cell/>
          <table:table-cell office:value-type="float" office:value="7.4" calcext:value-type="float">
            <text:p>7.4</text:p>
          </table:table-cell>
          <table:table-cell office:value-type="float" office:value="494" calcext:value-type="float">
            <text:p>494</text:p>
          </table:table-cell>
          <table:table-cell office:value-type="float" office:value="472" calcext:value-type="float">
            <text:p>472</text:p>
          </table:table-cell>
          <table:table-cell office:value-type="float" office:value="446" calcext:value-type="float">
            <text:p>446</text:p>
          </table:table-cell>
          <table:table-cell/>
          <table:table-cell table:formula="of:=AVERAGE([.C40:.E40])" office:value-type="float" office:value="470.666666666667" calcext:value-type="float">
            <text:p>470.7</text:p>
          </table:table-cell>
          <table:table-cell table:formula="of:=[.G40]-[.$L$2]" office:value-type="float" office:value="-8.73333333333329" calcext:value-type="float">
            <text:p>-8.7</text:p>
          </table:table-cell>
          <table:table-cell table:formula="of:=SQRT([.$L$3]^2 + (SQRT(SUM([.C40:.E40])) / 3)^2)" office:value-type="float" office:value="13.4483786713822" calcext:value-type="float">
            <text:p>13.4483786713822</text:p>
          </table:table-cell>
          <table:table-cell table:number-columns-repeated="3"/>
        </table:table-row>
        <table:table-row table:style-name="ro1">
          <table:table-cell/>
          <table:table-cell office:value-type="float" office:value="7.6" calcext:value-type="float">
            <text:p>7.6</text:p>
          </table:table-cell>
          <table:table-cell office:value-type="float" office:value="581" calcext:value-type="float">
            <text:p>581</text:p>
          </table:table-cell>
          <table:table-cell office:value-type="float" office:value="555" calcext:value-type="float">
            <text:p>555</text:p>
          </table:table-cell>
          <table:table-cell office:value-type="float" office:value="632" calcext:value-type="float">
            <text:p>632</text:p>
          </table:table-cell>
          <table:table-cell/>
          <table:table-cell table:formula="of:=AVERAGE([.C41:.E41])" office:value-type="float" office:value="589.333333333333" calcext:value-type="float">
            <text:p>589.3</text:p>
          </table:table-cell>
          <table:table-cell table:formula="of:=[.G41]-[.$L$2]" office:value-type="float" office:value="109.933333333333" calcext:value-type="float">
            <text:p>109.9</text:p>
          </table:table-cell>
          <table:table-cell table:formula="of:=SQRT([.$L$3]^2 + (SQRT(SUM([.C41:.E41])) / 3)^2)" office:value-type="float" office:value="14.8463613200152" calcext:value-type="float">
            <text:p>14.8463613200152</text:p>
          </table:table-cell>
          <table:table-cell table:number-columns-repeated="3"/>
        </table:table-row>
        <table:table-row table:style-name="ro1">
          <table:table-cell/>
          <table:table-cell office:value-type="float" office:value="7.8" calcext:value-type="float">
            <text:p>7.8</text:p>
          </table:table-cell>
          <table:table-cell office:value-type="float" office:value="680" calcext:value-type="float">
            <text:p>680</text:p>
          </table:table-cell>
          <table:table-cell office:value-type="float" office:value="652" calcext:value-type="float">
            <text:p>652</text:p>
          </table:table-cell>
          <table:table-cell office:value-type="float" office:value="713" calcext:value-type="float">
            <text:p>713</text:p>
          </table:table-cell>
          <table:table-cell/>
          <table:table-cell table:formula="of:=AVERAGE([.C42:.E42])" office:value-type="float" office:value="681.666666666667" calcext:value-type="float">
            <text:p>681.7</text:p>
          </table:table-cell>
          <table:table-cell table:formula="of:=[.G42]-[.$L$2]" office:value-type="float" office:value="202.266666666667" calcext:value-type="float">
            <text:p>202.3</text:p>
          </table:table-cell>
          <table:table-cell table:formula="of:=SQRT([.$L$3]^2 + (SQRT(SUM([.C42:.E42])) / 3)^2)" office:value-type="float" office:value="15.849044836274" calcext:value-type="float">
            <text:p>15.849044836274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518" calcext:value-type="float">
            <text:p>518</text:p>
          </table:table-cell>
          <table:table-cell office:value-type="float" office:value="493" calcext:value-type="float">
            <text:p>493</text:p>
          </table:table-cell>
          <table:table-cell office:value-type="float" office:value="593" calcext:value-type="float">
            <text:p>593</text:p>
          </table:table-cell>
          <table:table-cell/>
          <table:table-cell table:formula="of:=AVERAGE([.C43:.E43])" office:value-type="float" office:value="534.666666666667" calcext:value-type="float">
            <text:p>534.7</text:p>
          </table:table-cell>
          <table:table-cell table:formula="of:=[.G43]-[.$L$2]" office:value-type="float" office:value="55.2666666666667" calcext:value-type="float">
            <text:p>55.3</text:p>
          </table:table-cell>
          <table:table-cell table:formula="of:=SQRT([.$L$3]^2 + (SQRT(SUM([.C43:.E43])) / 3)^2)" office:value-type="float" office:value="14.2194311497409" calcext:value-type="float">
            <text:p>14.2194311497409</text:p>
          </table:table-cell>
          <table:table-cell table:number-columns-repeated="3"/>
        </table:table-row>
        <table:table-row table:style-name="ro1">
          <table:table-cell/>
          <table:table-cell office:value-type="float" office:value="8.2" calcext:value-type="float">
            <text:p>8.2</text:p>
          </table:table-cell>
          <table:table-cell office:value-type="float" office:value="529" calcext:value-type="float">
            <text:p>529</text:p>
          </table:table-cell>
          <table:table-cell office:value-type="float" office:value="445" calcext:value-type="float">
            <text:p>445</text:p>
          </table:table-cell>
          <table:table-cell office:value-type="float" office:value="429" calcext:value-type="float">
            <text:p>429</text:p>
          </table:table-cell>
          <table:table-cell/>
          <table:table-cell table:formula="of:=AVERAGE([.C44:.E44])" office:value-type="float" office:value="467.666666666667" calcext:value-type="float">
            <text:p>467.7</text:p>
          </table:table-cell>
          <table:table-cell table:formula="of:=[.G44]-[.$L$2]" office:value-type="float" office:value="-11.7333333333333" calcext:value-type="float">
            <text:p>-11.7</text:p>
          </table:table-cell>
          <table:table-cell table:formula="of:=SQRT([.$L$3]^2 + (SQRT(SUM([.C44:.E44])) / 3)^2)" office:value-type="float" office:value="13.4111479333012" calcext:value-type="float">
            <text:p>13.41114793330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8.4" calcext:value-type="float">
            <text:p>8.4</text:p>
          </table:table-cell>
          <table:table-cell office:value-type="float" office:value="487" calcext:value-type="float">
            <text:p>487</text:p>
          </table:table-cell>
          <table:table-cell office:value-type="float" office:value="478" calcext:value-type="float">
            <text:p>478</text:p>
          </table:table-cell>
          <table:table-cell office:value-type="float" office:value="519" calcext:value-type="float">
            <text:p>519</text:p>
          </table:table-cell>
          <table:table-cell/>
          <table:table-cell table:formula="of:=AVERAGE([.C45:.E45])" office:value-type="float" office:value="494.666666666667" calcext:value-type="float">
            <text:p>494.7</text:p>
          </table:table-cell>
          <table:table-cell table:formula="of:=[.G45]-[.$L$2]" office:value-type="float" office:value="15.2666666666667" calcext:value-type="float">
            <text:p>15.3</text:p>
          </table:table-cell>
          <table:table-cell table:formula="of:=SQRT([.$L$3]^2 + (SQRT(SUM([.C45:.E45])) / 3)^2)" office:value-type="float" office:value="13.742593965074" calcext:value-type="float">
            <text:p>13.742593965074</text:p>
          </table:table-cell>
          <table:table-cell table:number-columns-repeated="3"/>
        </table:table-row>
        <table:table-row table:style-name="ro1">
          <table:table-cell/>
          <table:table-cell office:value-type="float" office:value="8.6" calcext:value-type="float">
            <text:p>8.6</text:p>
          </table:table-cell>
          <table:table-cell office:value-type="float" office:value="544" calcext:value-type="float">
            <text:p>544</text:p>
          </table:table-cell>
          <table:table-cell office:value-type="float" office:value="543" calcext:value-type="float">
            <text:p>543</text:p>
          </table:table-cell>
          <table:table-cell office:value-type="float" office:value="509" calcext:value-type="float">
            <text:p>509</text:p>
          </table:table-cell>
          <table:table-cell/>
          <table:table-cell table:formula="of:=AVERAGE([.C46:.E46])" office:value-type="float" office:value="532" calcext:value-type="float">
            <text:p>532.0</text:p>
          </table:table-cell>
          <table:table-cell table:formula="of:=[.G46]-[.$L$2]" office:value-type="float" office:value="52.6" calcext:value-type="float">
            <text:p>52.6</text:p>
          </table:table-cell>
          <table:table-cell table:formula="of:=SQRT([.$L$3]^2 + (SQRT(SUM([.C46:.E46])) / 3)^2)" office:value-type="float" office:value="14.188140587594" calcext:value-type="float">
            <text:p>14.188140587594</text:p>
          </table:table-cell>
          <table:table-cell table:number-columns-repeated="3"/>
        </table:table-row>
        <table:table-row table:style-name="ro1">
          <table:table-cell/>
          <table:table-cell office:value-type="float" office:value="8.8" calcext:value-type="float">
            <text:p>8.8</text:p>
          </table:table-cell>
          <table:table-cell office:value-type="float" office:value="499" calcext:value-type="float">
            <text:p>499</text:p>
          </table:table-cell>
          <table:table-cell office:value-type="float" office:value="544" calcext:value-type="float">
            <text:p>544</text:p>
          </table:table-cell>
          <table:table-cell office:value-type="float" office:value="548" calcext:value-type="float">
            <text:p>548</text:p>
          </table:table-cell>
          <table:table-cell/>
          <table:table-cell table:formula="of:=AVERAGE([.C47:.E47])" office:value-type="float" office:value="530.333333333333" calcext:value-type="float">
            <text:p>530.3</text:p>
          </table:table-cell>
          <table:table-cell table:formula="of:=[.G47]-[.$L$2]" office:value-type="float" office:value="50.9333333333334" calcext:value-type="float">
            <text:p>50.9</text:p>
          </table:table-cell>
          <table:table-cell table:formula="of:=SQRT([.$L$3]^2 + (SQRT(SUM([.C47:.E47])) / 3)^2)" office:value-type="float" office:value="14.1685488945685" calcext:value-type="float">
            <text:p>14.1685488945685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562" calcext:value-type="float">
            <text:p>562</text:p>
          </table:table-cell>
          <table:table-cell office:value-type="float" office:value="578" calcext:value-type="float">
            <text:p>578</text:p>
          </table:table-cell>
          <table:table-cell office:value-type="float" office:value="624" calcext:value-type="float">
            <text:p>624</text:p>
          </table:table-cell>
          <table:table-cell/>
          <table:table-cell table:formula="of:=AVERAGE([.C48:.E48])" office:value-type="float" office:value="588" calcext:value-type="float">
            <text:p>588.0</text:p>
          </table:table-cell>
          <table:table-cell table:formula="of:=[.G48]-[.$L$2]" office:value-type="float" office:value="108.6" calcext:value-type="float">
            <text:p>108.6</text:p>
          </table:table-cell>
          <table:table-cell table:formula="of:=SQRT([.$L$3]^2 + (SQRT(SUM([.C48:.E48])) / 3)^2)" office:value-type="float" office:value="14.8313856399192" calcext:value-type="float">
            <text:p>14.8313856399192</text:p>
          </table:table-cell>
          <table:table-cell table:number-columns-repeated="3"/>
        </table:table-row>
        <table:table-row table:style-name="ro1">
          <table:table-cell/>
          <table:table-cell office:value-type="float" office:value="9.2" calcext:value-type="float">
            <text:p>9.2</text:p>
          </table:table-cell>
          <table:table-cell office:value-type="float" office:value="654" calcext:value-type="float">
            <text:p>654</text:p>
          </table:table-cell>
          <table:table-cell office:value-type="float" office:value="704" calcext:value-type="float">
            <text:p>704</text:p>
          </table:table-cell>
          <table:table-cell office:value-type="float" office:value="757" calcext:value-type="float">
            <text:p>757</text:p>
          </table:table-cell>
          <table:table-cell/>
          <table:table-cell table:formula="of:=AVERAGE([.C49:.E49])" office:value-type="float" office:value="705" calcext:value-type="float">
            <text:p>705.0</text:p>
          </table:table-cell>
          <table:table-cell table:formula="of:=[.G49]-[.$L$2]" office:value-type="float" office:value="225.6" calcext:value-type="float">
            <text:p>225.6</text:p>
          </table:table-cell>
          <table:table-cell table:formula="of:=SQRT([.$L$3]^2 + (SQRT(SUM([.C49:.E49])) / 3)^2)" office:value-type="float" office:value="16.0925448577905" calcext:value-type="float">
            <text:p>16.0925448577905</text:p>
          </table:table-cell>
          <table:table-cell table:number-columns-repeated="3"/>
        </table:table-row>
        <table:table-row table:style-name="ro1" table:number-rows-repeated="3">
          <table:table-cell table:number-columns-repeated="6"/>
          <table:table-cell table:style-name="ce2" table:number-columns-repeated="3"/>
          <table:table-cell table:number-columns-repeated="3"/>
        </table:table-row>
        <table:table-row table:style-name="ro1">
          <table:table-cell table:number-columns-repeated="6"/>
          <table:table-cell table:style-name="ce2" table:number-columns-repeated="3"/>
          <table:table-cell table:number-columns-repeated="3"/>
        </table:table-row>
      </table:table>
      <table:table table:name="Single Slit Left" table:style-name="ta1">
        <table:shapes>
          <draw:frame draw:z-index="0" draw:style-name="gr1" draw:text-style-name="P1" svg:width="15.99cm" svg:height="9.004cm" svg:x="20.173cm" svg:y="1.913cm">
            <draw:object draw:notify-on-update-of-ranges="'Single Slit Left'.B3:'Single Slit Left'.B23 'Single Slit Left'.H3:'Single Slit Left'.H23 'Single Slit Left'.B26:'Single Slit Left'.B46 'Single Slit Left'.H26:'Single Slit Left'.H4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5" table:default-cell-style-name="ce2"/>
        <table:table-column table:style-name="co1" table:number-columns-repeated="17" table:default-cell-style-name="ce2"/>
        <table:table-row table:style-name="ro1">
          <table:table-cell/>
          <table:table-cell table:style-name="Default" table:number-columns-repeated="18"/>
        </table:table-row>
        <table:table-row table:style-name="ro1">
          <table:table-cell/>
          <table:table-cell table:style-name="ce5" office:value-type="string" calcext:value-type="string">
            <text:p>Position (mm)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5" office:value-type="string" calcext:value-type="string">
            <text:p>Avg</text:p>
          </table:table-cell>
          <table:table-cell/>
          <table:table-cell office:value-type="string" calcext:value-type="string">
            <text:p>Background:</text:p>
          </table:table-cell>
          <table:table-cell office:value-type="float" office:value="479" calcext:value-type="float">
            <text:p>479</text:p>
          </table:table-cell>
          <table:table-cell table:number-columns-repeated="3"/>
          <table:table-cell table:style-name="Default"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33" calcext:value-type="float">
            <text:p>433</text:p>
          </table:table-cell>
          <table:table-cell office:value-type="float" office:value="465" calcext:value-type="float">
            <text:p>465</text:p>
          </table:table-cell>
          <table:table-cell office:value-type="float" office:value="508" calcext:value-type="float">
            <text:p>508</text:p>
          </table:table-cell>
          <table:table-cell/>
          <table:table-cell table:formula="of:=AVERAGE([.C3:.E3])" office:value-type="float" office:value="468.666666666667" calcext:value-type="float">
            <text:p>468.666666666667</text:p>
          </table:table-cell>
          <table:table-cell table:formula="of:=[.G3]-[.$J$2]" office:value-type="float" office:value="-10.3333333333333" calcext:value-type="float">
            <text:p>-10.3333333333333</text:p>
          </table:table-cell>
          <table:table-cell table:number-columns-repeated="5"/>
          <table:table-cell table:style-name="Default" table:number-columns-repeated="6"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float" office:value="475" calcext:value-type="float">
            <text:p>475</text:p>
          </table:table-cell>
          <table:table-cell office:value-type="float" office:value="451" calcext:value-type="float">
            <text:p>451</text:p>
          </table:table-cell>
          <table:table-cell office:value-type="float" office:value="477" calcext:value-type="float">
            <text:p>477</text:p>
          </table:table-cell>
          <table:table-cell/>
          <table:table-cell table:formula="of:=AVERAGE([.C4:.E4])" office:value-type="float" office:value="467.666666666667" calcext:value-type="float">
            <text:p>467.666666666667</text:p>
          </table:table-cell>
          <table:table-cell table:formula="of:=[.G4]-[.$J$2]" office:value-type="float" office:value="-11.3333333333333" calcext:value-type="float">
            <text:p>-11.3333333333333</text:p>
          </table:table-cell>
          <table:table-cell table:number-columns-repeated="5"/>
          <table:table-cell table:style-name="Default"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494" calcext:value-type="float">
            <text:p>494</text:p>
          </table:table-cell>
          <table:table-cell office:value-type="float" office:value="488" calcext:value-type="float">
            <text:p>488</text:p>
          </table:table-cell>
          <table:table-cell/>
          <table:table-cell table:formula="of:=AVERAGE([.C5:.E5])" office:value-type="float" office:value="492" calcext:value-type="float">
            <text:p>492</text:p>
          </table:table-cell>
          <table:table-cell table:formula="of:=[.G5]-[.$J$2]" office:value-type="float" office:value="13" calcext:value-type="float">
            <text:p>13</text:p>
          </table:table-cell>
          <table:table-cell table:number-columns-repeated="5"/>
          <table:table-cell table:style-name="Default" table:number-columns-repeated="6"/>
        </table:table-row>
        <table:table-row table:style-name="ro1">
          <table:table-cell/>
          <table:table-cell office:value-type="float" office:value="1.5" calcext:value-type="float">
            <text:p>1.5</text:p>
          </table:table-cell>
          <table:table-cell office:value-type="float" office:value="555" calcext:value-type="float">
            <text:p>555</text:p>
          </table:table-cell>
          <table:table-cell office:value-type="float" office:value="536" calcext:value-type="float">
            <text:p>536</text:p>
          </table:table-cell>
          <table:table-cell office:value-type="float" office:value="522" calcext:value-type="float">
            <text:p>522</text:p>
          </table:table-cell>
          <table:table-cell/>
          <table:table-cell table:formula="of:=AVERAGE([.C6:.E6])" office:value-type="float" office:value="537.666666666667" calcext:value-type="float">
            <text:p>537.666666666667</text:p>
          </table:table-cell>
          <table:table-cell table:formula="of:=[.G6]-[.$J$2]" office:value-type="float" office:value="58.6666666666666" calcext:value-type="float">
            <text:p>58.6666666666666</text:p>
          </table:table-cell>
          <table:table-cell table:number-columns-repeated="5"/>
          <table:table-cell table:style-name="Default"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19" calcext:value-type="float">
            <text:p>619</text:p>
          </table:table-cell>
          <table:table-cell office:value-type="float" office:value="635" calcext:value-type="float">
            <text:p>635</text:p>
          </table:table-cell>
          <table:table-cell office:value-type="float" office:value="612" calcext:value-type="float">
            <text:p>612</text:p>
          </table:table-cell>
          <table:table-cell/>
          <table:table-cell table:formula="of:=AVERAGE([.C7:.E7])" office:value-type="float" office:value="622" calcext:value-type="float">
            <text:p>622</text:p>
          </table:table-cell>
          <table:table-cell table:formula="of:=[.G7]-[.$J$2]" office:value-type="float" office:value="143" calcext:value-type="float">
            <text:p>143</text:p>
          </table:table-cell>
          <table:table-cell table:number-columns-repeated="5"/>
          <table:table-cell table:style-name="Default" table:number-columns-repeated="6"/>
        </table:table-row>
        <table:table-row table:style-name="ro1">
          <table:table-cell/>
          <table:table-cell office:value-type="float" office:value="2.5" calcext:value-type="float">
            <text:p>2.5</text:p>
          </table:table-cell>
          <table:table-cell office:value-type="float" office:value="618" calcext:value-type="float">
            <text:p>618</text:p>
          </table:table-cell>
          <table:table-cell office:value-type="float" office:value="677" calcext:value-type="float">
            <text:p>677</text:p>
          </table:table-cell>
          <table:table-cell office:value-type="float" office:value="670" calcext:value-type="float">
            <text:p>670</text:p>
          </table:table-cell>
          <table:table-cell/>
          <table:table-cell table:formula="of:=AVERAGE([.C8:.E8])" office:value-type="float" office:value="655" calcext:value-type="float">
            <text:p>655</text:p>
          </table:table-cell>
          <table:table-cell table:formula="of:=[.G8]-[.$J$2]" office:value-type="float" office:value="176" calcext:value-type="float">
            <text:p>176</text:p>
          </table:table-cell>
          <table:table-cell table:number-columns-repeated="5"/>
          <table:table-cell table:style-name="Default"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694" calcext:value-type="float">
            <text:p>694</text:p>
          </table:table-cell>
          <table:table-cell office:value-type="float" office:value="704" calcext:value-type="float">
            <text:p>704</text:p>
          </table:table-cell>
          <table:table-cell office:value-type="float" office:value="725" calcext:value-type="float">
            <text:p>725</text:p>
          </table:table-cell>
          <table:table-cell/>
          <table:table-cell table:formula="of:=AVERAGE([.C9:.E9])" office:value-type="float" office:value="707.666666666667" calcext:value-type="float">
            <text:p>707.666666666667</text:p>
          </table:table-cell>
          <table:table-cell table:formula="of:=[.G9]-[.$J$2]" office:value-type="float" office:value="228.666666666667" calcext:value-type="float">
            <text:p>228.666666666667</text:p>
          </table:table-cell>
          <table:table-cell table:number-columns-repeated="5"/>
          <table:table-cell table:style-name="Default" table:number-columns-repeated="6"/>
        </table:table-row>
        <table:table-row table:style-name="ro1">
          <table:table-cell/>
          <table:table-cell office:value-type="float" office:value="3.5" calcext:value-type="float">
            <text:p>3.5</text:p>
          </table:table-cell>
          <table:table-cell office:value-type="float" office:value="760" calcext:value-type="float">
            <text:p>760</text:p>
          </table:table-cell>
          <table:table-cell office:value-type="float" office:value="737" calcext:value-type="float">
            <text:p>737</text:p>
          </table:table-cell>
          <table:table-cell office:value-type="float" office:value="779" calcext:value-type="float">
            <text:p>779</text:p>
          </table:table-cell>
          <table:table-cell/>
          <table:table-cell table:formula="of:=AVERAGE([.C10:.E10])" office:value-type="float" office:value="758.666666666667" calcext:value-type="float">
            <text:p>758.666666666667</text:p>
          </table:table-cell>
          <table:table-cell table:formula="of:=[.G10]-[.$J$2]" office:value-type="float" office:value="279.666666666667" calcext:value-type="float">
            <text:p>279.666666666667</text:p>
          </table:table-cell>
          <table:table-cell table:number-columns-repeated="5"/>
          <table:table-cell table:style-name="Default" table:number-columns-repeated="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795" calcext:value-type="float">
            <text:p>795</text:p>
          </table:table-cell>
          <table:table-cell office:value-type="float" office:value="763" calcext:value-type="float">
            <text:p>763</text:p>
          </table:table-cell>
          <table:table-cell office:value-type="float" office:value="792" calcext:value-type="float">
            <text:p>792</text:p>
          </table:table-cell>
          <table:table-cell/>
          <table:table-cell table:formula="of:=AVERAGE([.C11:.E11])" office:value-type="float" office:value="783.333333333333" calcext:value-type="float">
            <text:p>783.333333333333</text:p>
          </table:table-cell>
          <table:table-cell table:formula="of:=[.G11]-[.$J$2]" office:value-type="float" office:value="304.333333333333" calcext:value-type="float">
            <text:p>304.333333333333</text:p>
          </table:table-cell>
          <table:table-cell table:number-columns-repeated="5"/>
          <table:table-cell table:style-name="Default" table:number-columns-repeated="6"/>
        </table:table-row>
        <table:table-row table:style-name="ro1">
          <table:table-cell/>
          <table:table-cell office:value-type="float" office:value="4.5" calcext:value-type="float">
            <text:p>4.5</text:p>
          </table:table-cell>
          <table:table-cell office:value-type="float" office:value="721" calcext:value-type="float">
            <text:p>721</text:p>
          </table:table-cell>
          <table:table-cell office:value-type="float" office:value="750" calcext:value-type="float">
            <text:p>750</text:p>
          </table:table-cell>
          <table:table-cell office:value-type="float" office:value="761" calcext:value-type="float">
            <text:p>761</text:p>
          </table:table-cell>
          <table:table-cell/>
          <table:table-cell table:formula="of:=AVERAGE([.C12:.E12])" office:value-type="float" office:value="744" calcext:value-type="float">
            <text:p>744</text:p>
          </table:table-cell>
          <table:table-cell table:formula="of:=[.G12]-[.$J$2]" office:value-type="float" office:value="265" calcext:value-type="float">
            <text:p>265</text:p>
          </table:table-cell>
          <table:table-cell table:number-columns-repeated="5"/>
          <table:table-cell table:style-name="Default" table:number-columns-repeated="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719" calcext:value-type="float">
            <text:p>719</text:p>
          </table:table-cell>
          <table:table-cell office:value-type="float" office:value="694" calcext:value-type="float">
            <text:p>694</text:p>
          </table:table-cell>
          <table:table-cell office:value-type="float" office:value="712" calcext:value-type="float">
            <text:p>712</text:p>
          </table:table-cell>
          <table:table-cell/>
          <table:table-cell table:formula="of:=AVERAGE([.C13:.E13])" office:value-type="float" office:value="708.333333333333" calcext:value-type="float">
            <text:p>708.333333333333</text:p>
          </table:table-cell>
          <table:table-cell table:formula="of:=[.G13]-[.$J$2]" office:value-type="float" office:value="229.333333333333" calcext:value-type="float">
            <text:p>229.333333333333</text:p>
          </table:table-cell>
          <table:table-cell table:number-columns-repeated="5"/>
          <table:table-cell table:style-name="Default" table:number-columns-repeated="6"/>
        </table:table-row>
        <table:table-row table:style-name="ro1">
          <table:table-cell/>
          <table:table-cell office:value-type="float" office:value="5.5" calcext:value-type="float">
            <text:p>5.5</text:p>
          </table:table-cell>
          <table:table-cell office:value-type="float" office:value="681" calcext:value-type="float">
            <text:p>681</text:p>
          </table:table-cell>
          <table:table-cell office:value-type="float" office:value="659" calcext:value-type="float">
            <text:p>659</text:p>
          </table:table-cell>
          <table:table-cell office:value-type="float" office:value="664" calcext:value-type="float">
            <text:p>664</text:p>
          </table:table-cell>
          <table:table-cell/>
          <table:table-cell table:formula="of:=AVERAGE([.C14:.E14])" office:value-type="float" office:value="668" calcext:value-type="float">
            <text:p>668</text:p>
          </table:table-cell>
          <table:table-cell table:formula="of:=[.G14]-[.$J$2]" office:value-type="float" office:value="189" calcext:value-type="float">
            <text:p>189</text:p>
          </table:table-cell>
          <table:table-cell table:number-columns-repeated="5"/>
          <table:table-cell table:style-name="Default" table:number-columns-repeated="6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90" calcext:value-type="float">
            <text:p>590</text:p>
          </table:table-cell>
          <table:table-cell office:value-type="float" office:value="560" calcext:value-type="float">
            <text:p>560</text:p>
          </table:table-cell>
          <table:table-cell office:value-type="float" office:value="604" calcext:value-type="float">
            <text:p>604</text:p>
          </table:table-cell>
          <table:table-cell/>
          <table:table-cell table:formula="of:=AVERAGE([.C15:.E15])" office:value-type="float" office:value="584.666666666667" calcext:value-type="float">
            <text:p>584.666666666667</text:p>
          </table:table-cell>
          <table:table-cell table:formula="of:=[.G15]-[.$J$2]" office:value-type="float" office:value="105.666666666667" calcext:value-type="float">
            <text:p>105.666666666667</text:p>
          </table:table-cell>
          <table:table-cell table:number-columns-repeated="5"/>
          <table:table-cell table:style-name="Default" table:number-columns-repeated="6"/>
        </table:table-row>
        <table:table-row table:style-name="ro1">
          <table:table-cell/>
          <table:table-cell office:value-type="float" office:value="6.5" calcext:value-type="float">
            <text:p>6.5</text:p>
          </table:table-cell>
          <table:table-cell office:value-type="float" office:value="583" calcext:value-type="float">
            <text:p>583</text:p>
          </table:table-cell>
          <table:table-cell office:value-type="float" office:value="543" calcext:value-type="float">
            <text:p>543</text:p>
          </table:table-cell>
          <table:table-cell office:value-type="float" office:value="524" calcext:value-type="float">
            <text:p>524</text:p>
          </table:table-cell>
          <table:table-cell/>
          <table:table-cell table:formula="of:=AVERAGE([.C16:.E16])" office:value-type="float" office:value="550" calcext:value-type="float">
            <text:p>550</text:p>
          </table:table-cell>
          <table:table-cell table:formula="of:=[.G16]-[.$J$2]" office:value-type="float" office:value="71" calcext:value-type="float">
            <text:p>71</text:p>
          </table:table-cell>
          <table:table-cell table:number-columns-repeated="5"/>
          <table:table-cell table:style-name="Default" table:number-columns-repeated="6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542" calcext:value-type="float">
            <text:p>542</text:p>
          </table:table-cell>
          <table:table-cell office:value-type="float" office:value="530" calcext:value-type="float">
            <text:p>530</text:p>
          </table:table-cell>
          <table:table-cell office:value-type="float" office:value="527" calcext:value-type="float">
            <text:p>527</text:p>
          </table:table-cell>
          <table:table-cell/>
          <table:table-cell table:formula="of:=AVERAGE([.C17:.E17])" office:value-type="float" office:value="533" calcext:value-type="float">
            <text:p>533</text:p>
          </table:table-cell>
          <table:table-cell table:formula="of:=[.G17]-[.$J$2]" office:value-type="float" office:value="54" calcext:value-type="float">
            <text:p>54</text:p>
          </table:table-cell>
          <table:table-cell table:number-columns-repeated="5"/>
          <table:table-cell table:style-name="Default" table:number-columns-repeated="6"/>
        </table:table-row>
        <table:table-row table:style-name="ro1">
          <table:table-cell/>
          <table:table-cell office:value-type="float" office:value="7.5" calcext:value-type="float">
            <text:p>7.5</text:p>
          </table:table-cell>
          <table:table-cell office:value-type="float" office:value="432" calcext:value-type="float">
            <text:p>432</text:p>
          </table:table-cell>
          <table:table-cell office:value-type="float" office:value="499" calcext:value-type="float">
            <text:p>499</text:p>
          </table:table-cell>
          <table:table-cell office:value-type="float" office:value="556" calcext:value-type="float">
            <text:p>556</text:p>
          </table:table-cell>
          <table:table-cell/>
          <table:table-cell table:formula="of:=AVERAGE([.C18:.E18])" office:value-type="float" office:value="495.666666666667" calcext:value-type="float">
            <text:p>495.666666666667</text:p>
          </table:table-cell>
          <table:table-cell table:formula="of:=[.G18]-[.$J$2]" office:value-type="float" office:value="16.6666666666667" calcext:value-type="float">
            <text:p>16.6666666666667</text:p>
          </table:table-cell>
          <table:table-cell table:number-columns-repeated="5"/>
          <table:table-cell table:style-name="Default" table:number-columns-repeated="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478" calcext:value-type="float">
            <text:p>478</text:p>
          </table:table-cell>
          <table:table-cell office:value-type="float" office:value="483" calcext:value-type="float">
            <text:p>483</text:p>
          </table:table-cell>
          <table:table-cell office:value-type="float" office:value="450" calcext:value-type="float">
            <text:p>450</text:p>
          </table:table-cell>
          <table:table-cell/>
          <table:table-cell table:formula="of:=AVERAGE([.C19:.E19])" office:value-type="float" office:value="470.333333333333" calcext:value-type="float">
            <text:p>470.333333333333</text:p>
          </table:table-cell>
          <table:table-cell table:formula="of:=[.G19]-[.$J$2]" office:value-type="float" office:value="-8.66666666666669" calcext:value-type="float">
            <text:p>-8.66666666666669</text:p>
          </table:table-cell>
          <table:table-cell table:number-columns-repeated="5"/>
          <table:table-cell table:style-name="Default" table:number-columns-repeated="6"/>
        </table:table-row>
        <table:table-row table:style-name="ro1">
          <table:table-cell/>
          <table:table-cell office:value-type="float" office:value="8.5" calcext:value-type="float">
            <text:p>8.5</text:p>
          </table:table-cell>
          <table:table-cell office:value-type="float" office:value="473" calcext:value-type="float">
            <text:p>473</text:p>
          </table:table-cell>
          <table:table-cell office:value-type="float" office:value="453" calcext:value-type="float">
            <text:p>453</text:p>
          </table:table-cell>
          <table:table-cell office:value-type="float" office:value="459" calcext:value-type="float">
            <text:p>459</text:p>
          </table:table-cell>
          <table:table-cell/>
          <table:table-cell table:formula="of:=AVERAGE([.C20:.E20])" office:value-type="float" office:value="461.666666666667" calcext:value-type="float">
            <text:p>461.666666666667</text:p>
          </table:table-cell>
          <table:table-cell table:formula="of:=[.G20]-[.$J$2]" office:value-type="float" office:value="-17.3333333333333" calcext:value-type="float">
            <text:p>-17.3333333333333</text:p>
          </table:table-cell>
          <table:table-cell table:number-columns-repeated="5"/>
          <table:table-cell table:style-name="Default" table:number-columns-repeated="6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4"/>
          <table:table-cell table:formula="of:=AVERAGE([.C21:.E21])" office:value-type="string" office:string-value="" calcext:value-type="error">
            <text:p>#DIV/0!</text:p>
          </table:table-cell>
          <table:table-cell table:formula="of:=[.G21]-[.$J$2]" office:value-type="string" office:string-value="" calcext:value-type="error">
            <text:p>#DIV/0!</text:p>
          </table:table-cell>
          <table:table-cell table:number-columns-repeated="5"/>
          <table:table-cell table:style-name="Default" table:number-columns-repeated="6"/>
        </table:table-row>
        <table:table-row table:style-name="ro1">
          <table:table-cell/>
          <table:table-cell office:value-type="float" office:value="9.5" calcext:value-type="float">
            <text:p>9.5</text:p>
          </table:table-cell>
          <table:table-cell table:number-columns-repeated="4"/>
          <table:table-cell table:formula="of:=AVERAGE([.C22:.E22])" office:value-type="string" office:string-value="" calcext:value-type="error">
            <text:p>#DIV/0!</text:p>
          </table:table-cell>
          <table:table-cell table:formula="of:=[.G22]-[.$J$2]" office:value-type="string" office:string-value="" calcext:value-type="error">
            <text:p>#DIV/0!</text:p>
          </table:table-cell>
          <table:table-cell table:number-columns-repeated="5"/>
          <table:table-cell table:style-name="Default" table:number-columns-repeated="6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4"/>
          <table:table-cell table:formula="of:=AVERAGE([.C23:.E23])" office:value-type="string" office:string-value="" calcext:value-type="error">
            <text:p>#DIV/0!</text:p>
          </table:table-cell>
          <table:table-cell table:formula="of:=[.G23]-[.$J$2]" office:value-type="string" office:string-value="" calcext:value-type="error">
            <text:p>#DIV/0!</text:p>
          </table:table-cell>
          <table:table-cell table:number-columns-repeated="5"/>
          <table:table-cell table:style-name="Default" table:number-columns-repeated="6"/>
        </table:table-row>
        <table:table-row table:style-name="ro1" table:number-rows-repeated="2">
          <table:table-cell/>
          <table:table-cell table:style-name="Default" table:number-columns-repeated="1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table:formula="of:=AVERAGE([.C26:.E26])" office:value-type="string" office:string-value="" calcext:value-type="error">
            <text:p>#DIV/0!</text:p>
          </table:table-cell>
          <table:table-cell table:formula="of:=[.G26]-[.$J$2]" office:value-type="string" office:string-value="" calcext:value-type="error">
            <text:p>#DIV/0!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table:number-columns-repeated="4"/>
          <table:table-cell table:formula="of:=AVERAGE([.C27:.E27])" office:value-type="string" office:string-value="" calcext:value-type="error">
            <text:p>#DIV/0!</text:p>
          </table:table-cell>
          <table:table-cell table:formula="of:=[.G27]-[.$J$2]" office:value-type="string" office:string-value="" calcext:value-type="error">
            <text:p>#DIV/0!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formula="of:=AVERAGE([.C28:.E28])" office:value-type="string" office:string-value="" calcext:value-type="error">
            <text:p>#DIV/0!</text:p>
          </table:table-cell>
          <table:table-cell table:formula="of:=[.G28]-[.$J$2]" office:value-type="string" office:string-value="" calcext:value-type="error">
            <text:p>#DIV/0!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.5" calcext:value-type="float">
            <text:p>1.5</text:p>
          </table:table-cell>
          <table:table-cell table:number-columns-repeated="4"/>
          <table:table-cell table:formula="of:=AVERAGE([.C29:.E29])" office:value-type="string" office:string-value="" calcext:value-type="error">
            <text:p>#DIV/0!</text:p>
          </table:table-cell>
          <table:table-cell table:formula="of:=[.G29]-[.$J$2]" office:value-type="string" office:string-value="" calcext:value-type="error">
            <text:p>#DIV/0!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table:formula="of:=AVERAGE([.C30:.E30])" office:value-type="string" office:string-value="" calcext:value-type="error">
            <text:p>#DIV/0!</text:p>
          </table:table-cell>
          <table:table-cell table:formula="of:=[.G30]-[.$J$2]" office:value-type="string" office:string-value="" calcext:value-type="error">
            <text:p>#DIV/0!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.5" calcext:value-type="float">
            <text:p>2.5</text:p>
          </table:table-cell>
          <table:table-cell table:number-columns-repeated="4"/>
          <table:table-cell table:formula="of:=AVERAGE([.C31:.E31])" office:value-type="string" office:string-value="" calcext:value-type="error">
            <text:p>#DIV/0!</text:p>
          </table:table-cell>
          <table:table-cell table:formula="of:=[.G31]-[.$J$2]" office:value-type="string" office:string-value="" calcext:value-type="error">
            <text:p>#DIV/0!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624" calcext:value-type="float">
            <text:p>624</text:p>
          </table:table-cell>
          <table:table-cell office:value-type="float" office:value="626" calcext:value-type="float">
            <text:p>626</text:p>
          </table:table-cell>
          <table:table-cell office:value-type="float" office:value="589" calcext:value-type="float">
            <text:p>589</text:p>
          </table:table-cell>
          <table:table-cell/>
          <table:table-cell table:formula="of:=AVERAGE([.C32:.E32])" office:value-type="float" office:value="613" calcext:value-type="float">
            <text:p>613</text:p>
          </table:table-cell>
          <table:table-cell table:formula="of:=[.G32]-[.$J$2]" office:value-type="float" office:value="134" calcext:value-type="float">
            <text:p>13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.5" calcext:value-type="float">
            <text:p>3.5</text:p>
          </table:table-cell>
          <table:table-cell office:value-type="float" office:value="718" calcext:value-type="float">
            <text:p>718</text:p>
          </table:table-cell>
          <table:table-cell office:value-type="float" office:value="639" calcext:value-type="float">
            <text:p>639</text:p>
          </table:table-cell>
          <table:table-cell office:value-type="float" office:value="648" calcext:value-type="float">
            <text:p>648</text:p>
          </table:table-cell>
          <table:table-cell/>
          <table:table-cell table:formula="of:=AVERAGE([.C33:.E33])" office:value-type="float" office:value="668.333333333333" calcext:value-type="float">
            <text:p>668.333333333333</text:p>
          </table:table-cell>
          <table:table-cell table:formula="of:=[.G33]-[.$J$2]" office:value-type="float" office:value="189.333333333333" calcext:value-type="float">
            <text:p>189.333333333333</text:p>
          </table:table-cell>
          <table:table-cell table:number-columns-repeated="11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693" calcext:value-type="float">
            <text:p>693</text:p>
          </table:table-cell>
          <table:table-cell office:value-type="float" office:value="743" calcext:value-type="float">
            <text:p>743</text:p>
          </table:table-cell>
          <table:table-cell office:value-type="float" office:value="723" calcext:value-type="float">
            <text:p>723</text:p>
          </table:table-cell>
          <table:table-cell/>
          <table:table-cell table:formula="of:=AVERAGE([.C34:.E34])" office:value-type="float" office:value="719.666666666667" calcext:value-type="float">
            <text:p>719.666666666667</text:p>
          </table:table-cell>
          <table:table-cell table:formula="of:=[.G34]-[.$J$2]" office:value-type="float" office:value="240.666666666667" calcext:value-type="float">
            <text:p>240.666666666667</text:p>
          </table:table-cell>
          <table:table-cell table:number-columns-repeated="11"/>
        </table:table-row>
        <table:table-row table:style-name="ro1">
          <table:table-cell/>
          <table:table-cell office:value-type="float" office:value="4.5" calcext:value-type="float">
            <text:p>4.5</text:p>
          </table:table-cell>
          <table:table-cell office:value-type="float" office:value="763" calcext:value-type="float">
            <text:p>763</text:p>
          </table:table-cell>
          <table:table-cell office:value-type="float" office:value="777" calcext:value-type="float">
            <text:p>777</text:p>
          </table:table-cell>
          <table:table-cell office:value-type="float" office:value="805" calcext:value-type="float">
            <text:p>805</text:p>
          </table:table-cell>
          <table:table-cell/>
          <table:table-cell table:formula="of:=AVERAGE([.C35:.E35])" office:value-type="float" office:value="781.666666666667" calcext:value-type="float">
            <text:p>781.666666666667</text:p>
          </table:table-cell>
          <table:table-cell table:formula="of:=[.G35]-[.$J$2]" office:value-type="float" office:value="302.666666666667" calcext:value-type="float">
            <text:p>302.666666666667</text:p>
          </table:table-cell>
          <table:table-cell table:number-columns-repeated="11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816" calcext:value-type="float">
            <text:p>816</text:p>
          </table:table-cell>
          <table:table-cell office:value-type="float" office:value="756" calcext:value-type="float">
            <text:p>756</text:p>
          </table:table-cell>
          <table:table-cell office:value-type="float" office:value="817" calcext:value-type="float">
            <text:p>817</text:p>
          </table:table-cell>
          <table:table-cell/>
          <table:table-cell table:formula="of:=AVERAGE([.C36:.E36])" office:value-type="float" office:value="796.333333333333" calcext:value-type="float">
            <text:p>796.333333333333</text:p>
          </table:table-cell>
          <table:table-cell table:formula="of:=[.G36]-[.$J$2]" office:value-type="float" office:value="317.333333333333" calcext:value-type="float">
            <text:p>317.333333333333</text:p>
          </table:table-cell>
          <table:table-cell table:number-columns-repeated="11"/>
        </table:table-row>
        <table:table-row table:style-name="ro1">
          <table:table-cell/>
          <table:table-cell office:value-type="float" office:value="5.5" calcext:value-type="float">
            <text:p>5.5</text:p>
          </table:table-cell>
          <table:table-cell office:value-type="float" office:value="751" calcext:value-type="float">
            <text:p>751</text:p>
          </table:table-cell>
          <table:table-cell office:value-type="float" office:value="765" calcext:value-type="float">
            <text:p>765</text:p>
          </table:table-cell>
          <table:table-cell office:value-type="float" office:value="746" calcext:value-type="float">
            <text:p>746</text:p>
          </table:table-cell>
          <table:table-cell/>
          <table:table-cell table:formula="of:=AVERAGE([.C37:.E37])" office:value-type="float" office:value="754" calcext:value-type="float">
            <text:p>754</text:p>
          </table:table-cell>
          <table:table-cell table:formula="of:=[.G37]-[.$J$2]" office:value-type="float" office:value="275" calcext:value-type="float">
            <text:p>275</text:p>
          </table:table-cell>
          <table:table-cell table:number-columns-repeated="11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710" calcext:value-type="float">
            <text:p>710</text:p>
          </table:table-cell>
          <table:table-cell office:value-type="float" office:value="748" calcext:value-type="float">
            <text:p>748</text:p>
          </table:table-cell>
          <table:table-cell office:value-type="float" office:value="702" calcext:value-type="float">
            <text:p>702</text:p>
          </table:table-cell>
          <table:table-cell/>
          <table:table-cell table:formula="of:=AVERAGE([.C38:.E38])" office:value-type="float" office:value="720" calcext:value-type="float">
            <text:p>720</text:p>
          </table:table-cell>
          <table:table-cell table:formula="of:=[.G38]-[.$J$2]" office:value-type="float" office:value="241" calcext:value-type="float">
            <text:p>24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6.5" calcext:value-type="float">
            <text:p>6.5</text:p>
          </table:table-cell>
          <table:table-cell office:value-type="float" office:value="699" calcext:value-type="float">
            <text:p>699</text:p>
          </table:table-cell>
          <table:table-cell office:value-type="float" office:value="696" calcext:value-type="float">
            <text:p>696</text:p>
          </table:table-cell>
          <table:table-cell office:value-type="float" office:value="728" calcext:value-type="float">
            <text:p>728</text:p>
          </table:table-cell>
          <table:table-cell/>
          <table:table-cell table:formula="of:=AVERAGE([.C39:.E39])" office:value-type="float" office:value="707.666666666667" calcext:value-type="float">
            <text:p>707.666666666667</text:p>
          </table:table-cell>
          <table:table-cell table:formula="of:=[.G39]-[.$J$2]" office:value-type="float" office:value="228.666666666667" calcext:value-type="float">
            <text:p>228.666666666667</text:p>
          </table:table-cell>
          <table:table-cell table:number-columns-repeated="11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635" calcext:value-type="float">
            <text:p>635</text:p>
          </table:table-cell>
          <table:table-cell office:value-type="float" office:value="641" calcext:value-type="float">
            <text:p>641</text:p>
          </table:table-cell>
          <table:table-cell office:value-type="float" office:value="696" calcext:value-type="float">
            <text:p>696</text:p>
          </table:table-cell>
          <table:table-cell/>
          <table:table-cell table:formula="of:=AVERAGE([.C40:.E40])" office:value-type="float" office:value="657.333333333333" calcext:value-type="float">
            <text:p>657.333333333333</text:p>
          </table:table-cell>
          <table:table-cell table:formula="of:=[.G40]-[.$J$2]" office:value-type="float" office:value="178.333333333333" calcext:value-type="float">
            <text:p>178.333333333333</text:p>
          </table:table-cell>
          <table:table-cell table:number-columns-repeated="11"/>
        </table:table-row>
        <table:table-row table:style-name="ro1">
          <table:table-cell/>
          <table:table-cell office:value-type="float" office:value="7.5" calcext:value-type="float">
            <text:p>7.5</text:p>
          </table:table-cell>
          <table:table-cell office:value-type="float" office:value="601" calcext:value-type="float">
            <text:p>601</text:p>
          </table:table-cell>
          <table:table-cell office:value-type="float" office:value="610" calcext:value-type="float">
            <text:p>610</text:p>
          </table:table-cell>
          <table:table-cell office:value-type="float" office:value="618" calcext:value-type="float">
            <text:p>618</text:p>
          </table:table-cell>
          <table:table-cell/>
          <table:table-cell table:formula="of:=AVERAGE([.C41:.E41])" office:value-type="float" office:value="609.666666666667" calcext:value-type="float">
            <text:p>609.666666666667</text:p>
          </table:table-cell>
          <table:table-cell table:formula="of:=[.G41]-[.$J$2]" office:value-type="float" office:value="130.666666666667" calcext:value-type="float">
            <text:p>130.666666666667</text:p>
          </table:table-cell>
          <table:table-cell table:number-columns-repeated="11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4"/>
          <table:table-cell table:formula="of:=AVERAGE([.C42:.E42])" office:value-type="string" office:string-value="" calcext:value-type="error">
            <text:p>#DIV/0!</text:p>
          </table:table-cell>
          <table:table-cell table:formula="of:=[.G42]-[.$J$2]" office:value-type="string" office:string-value="" calcext:value-type="error">
            <text:p>#DIV/0!</text:p>
          </table:table-cell>
          <table:table-cell table:number-columns-repeated="11"/>
        </table:table-row>
        <table:table-row table:style-name="ro1">
          <table:table-cell/>
          <table:table-cell office:value-type="float" office:value="8.5" calcext:value-type="float">
            <text:p>8.5</text:p>
          </table:table-cell>
          <table:table-cell table:number-columns-repeated="4"/>
          <table:table-cell table:formula="of:=AVERAGE([.C43:.E43])" office:value-type="string" office:string-value="" calcext:value-type="error">
            <text:p>#DIV/0!</text:p>
          </table:table-cell>
          <table:table-cell table:formula="of:=[.G43]-[.$J$2]" office:value-type="string" office:string-value="" calcext:value-type="error">
            <text:p>#DIV/0!</text:p>
          </table:table-cell>
          <table:table-cell table:number-columns-repeated="11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4"/>
          <table:table-cell table:formula="of:=AVERAGE([.C44:.E44])" office:value-type="string" office:string-value="" calcext:value-type="error">
            <text:p>#DIV/0!</text:p>
          </table:table-cell>
          <table:table-cell table:formula="of:=[.G44]-[.$J$2]" office:value-type="string" office:string-value="" calcext:value-type="error">
            <text:p>#DIV/0!</text:p>
          </table:table-cell>
          <table:table-cell table:number-columns-repeated="11"/>
        </table:table-row>
        <table:table-row table:style-name="ro1">
          <table:table-cell/>
          <table:table-cell office:value-type="float" office:value="9.5" calcext:value-type="float">
            <text:p>9.5</text:p>
          </table:table-cell>
          <table:table-cell table:number-columns-repeated="4"/>
          <table:table-cell table:formula="of:=AVERAGE([.C45:.E45])" office:value-type="string" office:string-value="" calcext:value-type="error">
            <text:p>#DIV/0!</text:p>
          </table:table-cell>
          <table:table-cell table:formula="of:=[.G45]-[.$J$2]" office:value-type="string" office:string-value="" calcext:value-type="error">
            <text:p>#DIV/0!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4"/>
          <table:table-cell table:formula="of:=AVERAGE([.C46:.E46])" office:value-type="string" office:string-value="" calcext:value-type="error">
            <text:p>#DIV/0!</text:p>
          </table:table-cell>
          <table:table-cell table:formula="of:=[.G46]-[.$J$2]" office:value-type="string" office:string-value="" calcext:value-type="error">
            <text:p>#DIV/0!</text:p>
          </table:table-cell>
          <table:table-cell table:number-columns-repeated="11"/>
        </table:table-row>
        <table:table-row table:style-name="ro1" table:number-rows-repeated="6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2">
      <number:number number:decimal-places="4" number:min-decimal-places="4" number:min-integer-digits="1"/>
    </number:number-style>
    <number:number-style style:name="N11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05T14:16:25.566777279</meta:creation-date>
    <dc:date>2026-02-08T20:19:19.929029673</dc:date>
    <meta:editing-duration>PT5H8M32S</meta:editing-duration>
    <meta:editing-cycles>10</meta:editing-cycles>
    <meta:generator>LibreOffice/7.3.7.2$Linux_X86_64 LibreOffice_project/30$Build-2</meta:generator>
    <meta:document-statistic meta:table-count="3" meta:cell-count="635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 chart:error-category="cell-range" chart:error-upper-range="'Interference Pattern Double'.I3:'Interference Pattern Double'.I49" chart:error-lower-range="'Interference Pattern Double'.I3:'Interference Pattern Double'.I49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symbol-type="named-symbol" chart:symbol-name="x" chart:symbol-width="0.25cm" chart:symbol-height="0.25cm" chart:link-data-style-to-source="true" chart:error-category="cell-range" chart:error-upper-range="'Interference Pattern Double'.I3:'Interference Pattern Double'.I49" chart:error-lower-range="'Interference Pattern Double'.I3:'Interference Pattern Double'.I49"/>
      <style:graphic-properties svg:stroke-width="0.05cm" svg:stroke-color="#000000" draw:fill-color="#000000"/>
      <style:text-properties fo:font-size="10pt" style:font-size-asian="10pt" style:font-size-complex="10pt"/>
    </style:style>
    <style:style style:name="ch6" style:family="chart">
      <style:chart-properties chart:error-upper-indicator="true" chart:error-lower-indicator="true" chart:error-category="cell-range" chart:error-upper-range="'Interference Pattern Double'.I3:'Interference Pattern Double'.I49" chart:error-lower-range="'Interference Pattern Double'.I3:'Interference Pattern Double'.I49" loext:std-weight="1"/>
      <style:graphic-properties draw:stroke="solid" svg:stroke-width="0cm" svg:stroke-color="#000000" svg:stroke-opacity="100%" draw:stroke-linejoin="round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89cm" svg:height="9.006cm" xlink:href=".." xlink:type="simple" chart:class="chart:scatter" chart:style-name="ch1">
        <chart:plot-area chart:style-name="ch2" table:cell-range-address="'Interference Pattern Double'.B3:'Interference Pattern Double'.B53 'Interference Pattern Double'.H3:'Interference Pattern Double'.H53" svg:x="0.319cm" svg:y="0.18cm" svg:width="15.351cm" svg:height="8.646cm">
          <chart:coordinate-region svg:x="1.628cm" svg:y="0.382cm" svg:width="13.85cm" svg:height="8.242cm"/>
          <chart:axis chart:dimension="x" chart:name="primary-x" chart:style-name="ch3"/>
          <chart:axis chart:dimension="y" chart:name="primary-y" chart:style-name="ch4"/>
          <chart:series chart:style-name="ch5" chart:values-cell-range-address="'Interference Pattern Double'.H3:'Interference Pattern Double'.H53" chart:class="chart:scatter">
            <chart:domain table:cell-range-address="'Interference Pattern Double'.B3:'Interference Pattern Double'.B53"/>
            <chart:error-indicator chart:style-name="ch6" chart:dimension="y"/>
            <chart:data-point chart:repeated="5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Interference Pattern Double'.B3:'Interference Pattern Double'.B53</svg:desc>
                </draw:g>
              </table:table-cell>
              <table:table-cell office:value-type="float" office:value="5.60000000000002">
                <text:p>5.60000000000002</text:p>
                <draw:g>
                  <svg:desc>'Interference Pattern Double'.H3:'Interference Pattern Double'.H53</svg:desc>
                </draw:g>
              </table:table-cell>
              <table:table-cell office:value-type="float" office:value="13.6248547392868">
                <text:p>13.6248547392868</text:p>
                <draw:g>
                  <svg:desc>'Interference Pattern Double'.I3:'Interference Pattern Double'.I49</svg:desc>
                </draw:g>
              </table:table-cell>
              <table:table-cell office:value-type="float" office:value="13.6248547392868">
                <text:p>13.6248547392868</text:p>
                <draw:g>
                  <svg:desc>'Interference Pattern Double'.I3:'Interference Pattern Double'.I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">
                <text:p>0.2</text:p>
              </table:table-cell>
              <table:table-cell office:value-type="float" office:value="-4.73333333333329">
                <text:p>-4.73333333333329</text:p>
              </table:table-cell>
              <table:table-cell office:value-type="float" office:value="13.4978599126759">
                <text:p>13.4978599126759</text:p>
              </table:table-cell>
              <table:table-cell office:value-type="float" office:value="13.4978599126759">
                <text:p>13.49785991267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">
                <text:p>0.4</text:p>
              </table:table-cell>
              <table:table-cell office:value-type="float" office:value="26.2666666666667">
                <text:p>26.2666666666667</text:p>
              </table:table-cell>
              <table:table-cell office:value-type="float" office:value="13.8753578532431">
                <text:p>13.8753578532431</text:p>
              </table:table-cell>
              <table:table-cell office:value-type="float" office:value="13.8753578532431">
                <text:p>13.87535785324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">
                <text:p>0.6</text:p>
              </table:table-cell>
              <table:table-cell office:value-type="float" office:value="64.9333333333334">
                <text:p>64.9333333333334</text:p>
              </table:table-cell>
              <table:table-cell office:value-type="float" office:value="14.3322867834985">
                <text:p>14.3322867834985</text:p>
              </table:table-cell>
              <table:table-cell office:value-type="float" office:value="14.3322867834985">
                <text:p>14.33228678349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">
                <text:p>0.8</text:p>
              </table:table-cell>
              <table:table-cell office:value-type="float" office:value="73.2666666666667">
                <text:p>73.2666666666667</text:p>
              </table:table-cell>
              <table:table-cell office:value-type="float" office:value="14.4288676694404">
                <text:p>14.4288676694404</text:p>
              </table:table-cell>
              <table:table-cell office:value-type="float" office:value="14.4288676694404">
                <text:p>14.42886766944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12.6">
                <text:p>12.6</text:p>
              </table:table-cell>
              <table:table-cell office:value-type="float" office:value="13.7102151697193">
                <text:p>13.7102151697193</text:p>
              </table:table-cell>
              <table:table-cell office:value-type="float" office:value="13.7102151697193">
                <text:p>13.71021516971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2">
                <text:p>1.2</text:p>
              </table:table-cell>
              <table:table-cell office:value-type="float" office:value="89.9333333333334">
                <text:p>89.9333333333334</text:p>
              </table:table-cell>
              <table:table-cell office:value-type="float" office:value="14.6201155186195">
                <text:p>14.6201155186195</text:p>
              </table:table-cell>
              <table:table-cell office:value-type="float" office:value="14.6201155186195">
                <text:p>14.62011551861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4">
                <text:p>1.4</text:p>
              </table:table-cell>
              <table:table-cell office:value-type="float" office:value="217.933333333333">
                <text:p>217.933333333333</text:p>
              </table:table-cell>
              <table:table-cell office:value-type="float" office:value="16.0129461513003">
                <text:p>16.0129461513003</text:p>
              </table:table-cell>
              <table:table-cell office:value-type="float" office:value="16.0129461513003">
                <text:p>16.01294615130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6">
                <text:p>1.6</text:p>
              </table:table-cell>
              <table:table-cell office:value-type="float" office:value="230.933333333333">
                <text:p>230.933333333333</text:p>
              </table:table-cell>
              <table:table-cell office:value-type="float" office:value="16.147686452795">
                <text:p>16.147686452795</text:p>
              </table:table-cell>
              <table:table-cell office:value-type="float" office:value="16.147686452795">
                <text:p>16.1476864527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8">
                <text:p>1.8</text:p>
              </table:table-cell>
              <table:table-cell office:value-type="float" office:value="74.9333333333334">
                <text:p>74.9333333333334</text:p>
              </table:table-cell>
              <table:table-cell office:value-type="float" office:value="14.4481063734241">
                <text:p>14.4481063734241</text:p>
              </table:table-cell>
              <table:table-cell office:value-type="float" office:value="14.4481063734241">
                <text:p>14.448106373424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134.933333333333">
                <text:p>134.933333333333</text:p>
              </table:table-cell>
              <table:table-cell office:value-type="float" office:value="15.1244099976752">
                <text:p>15.1244099976752</text:p>
              </table:table-cell>
              <table:table-cell office:value-type="float" office:value="15.1244099976752">
                <text:p>15.12440999767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2">
                <text:p>2.2</text:p>
              </table:table-cell>
              <table:table-cell office:value-type="float" office:value="526.933333333333">
                <text:p>526.933333333333</text:p>
              </table:table-cell>
              <table:table-cell office:value-type="float" office:value="18.9582289374415">
                <text:p>18.9582289374415</text:p>
              </table:table-cell>
              <table:table-cell office:value-type="float" office:value="18.9582289374415">
                <text:p>18.95822893744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4">
                <text:p>2.4</text:p>
              </table:table-cell>
              <table:table-cell office:value-type="float" office:value="421.6">
                <text:p>421.6</text:p>
              </table:table-cell>
              <table:table-cell office:value-type="float" office:value="18.0084239547311">
                <text:p>18.0084239547311</text:p>
              </table:table-cell>
              <table:table-cell office:value-type="float" office:value="18.0084239547311">
                <text:p>18.00842395473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6">
                <text:p>2.6</text:p>
              </table:table-cell>
              <table:table-cell office:value-type="float" office:value="24.9333333333333">
                <text:p>24.9333333333333</text:p>
              </table:table-cell>
              <table:table-cell office:value-type="float" office:value="13.8593329966168">
                <text:p>13.8593329966168</text:p>
              </table:table-cell>
              <table:table-cell office:value-type="float" office:value="13.8593329966168">
                <text:p>13.859332996616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8">
                <text:p>2.8</text:p>
              </table:table-cell>
              <table:table-cell office:value-type="float" office:value="219.933333333333">
                <text:p>219.933333333333</text:p>
              </table:table-cell>
              <table:table-cell office:value-type="float" office:value="16.0337491283577">
                <text:p>16.0337491283577</text:p>
              </table:table-cell>
              <table:table-cell office:value-type="float" office:value="16.0337491283577">
                <text:p>16.033749128357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">
                <text:p>3</text:p>
              </table:table-cell>
              <table:table-cell office:value-type="float" office:value="763.6">
                <text:p>763.6</text:p>
              </table:table-cell>
              <table:table-cell office:value-type="float" office:value="20.9356951958451">
                <text:p>20.9356951958451</text:p>
              </table:table-cell>
              <table:table-cell office:value-type="float" office:value="20.9356951958451">
                <text:p>20.93569519584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2">
                <text:p>3.2</text:p>
              </table:table-cell>
              <table:table-cell office:value-type="float" office:value="652.266666666667">
                <text:p>652.266666666667</text:p>
              </table:table-cell>
              <table:table-cell office:value-type="float" office:value="20.0297833793135">
                <text:p>20.0297833793135</text:p>
              </table:table-cell>
              <table:table-cell office:value-type="float" office:value="20.0297833793135">
                <text:p>20.029783379313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4">
                <text:p>3.4</text:p>
              </table:table-cell>
              <table:table-cell office:value-type="float" office:value="29.9333333333333">
                <text:p>29.9333333333333</text:p>
              </table:table-cell>
              <table:table-cell office:value-type="float" office:value="13.9193310822675">
                <text:p>13.9193310822675</text:p>
              </table:table-cell>
              <table:table-cell office:value-type="float" office:value="13.9193310822675">
                <text:p>13.91933108226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6">
                <text:p>3.6</text:p>
              </table:table-cell>
              <table:table-cell office:value-type="float" office:value="386.6">
                <text:p>386.6</text:p>
              </table:table-cell>
              <table:table-cell office:value-type="float" office:value="17.6815346241967">
                <text:p>17.6815346241967</text:p>
              </table:table-cell>
              <table:table-cell office:value-type="float" office:value="17.6815346241967">
                <text:p>17.68153462419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8">
                <text:p>3.8</text:p>
              </table:table-cell>
              <table:table-cell office:value-type="float" office:value="1072.93333333333">
                <text:p>1072.93333333333</text:p>
              </table:table-cell>
              <table:table-cell office:value-type="float" office:value="23.2683141728069">
                <text:p>23.2683141728069</text:p>
              </table:table-cell>
              <table:table-cell office:value-type="float" office:value="23.2683141728069">
                <text:p>23.268314172806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">
                <text:p>4</text:p>
              </table:table-cell>
              <table:table-cell office:value-type="float" office:value="784.266666666667">
                <text:p>784.266666666667</text:p>
              </table:table-cell>
              <table:table-cell office:value-type="float" office:value="21.0995787214395">
                <text:p>21.0995787214395</text:p>
              </table:table-cell>
              <table:table-cell office:value-type="float" office:value="21.0995787214395">
                <text:p>21.099578721439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.2">
                <text:p>4.2</text:p>
              </table:table-cell>
              <table:table-cell office:value-type="float" office:value="86.9333333333334">
                <text:p>86.9333333333334</text:p>
              </table:table-cell>
              <table:table-cell office:value-type="float" office:value="14.5858759688192">
                <text:p>14.5858759688192</text:p>
              </table:table-cell>
              <table:table-cell office:value-type="float" office:value="14.5858759688192">
                <text:p>14.585875968819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.4">
                <text:p>4.4</text:p>
              </table:table-cell>
              <table:table-cell office:value-type="float" office:value="461.6">
                <text:p>461.6</text:p>
              </table:table-cell>
              <table:table-cell office:value-type="float" office:value="18.3748922899337">
                <text:p>18.3748922899337</text:p>
              </table:table-cell>
              <table:table-cell office:value-type="float" office:value="18.3748922899337">
                <text:p>18.374892289933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.6">
                <text:p>4.6</text:p>
              </table:table-cell>
              <table:table-cell office:value-type="float" office:value="1155.93333333333">
                <text:p>1155.93333333333</text:p>
              </table:table-cell>
              <table:table-cell office:value-type="float" office:value="23.8554210005003">
                <text:p>23.8554210005003</text:p>
              </table:table-cell>
              <table:table-cell office:value-type="float" office:value="23.8554210005003">
                <text:p>23.855421000500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.8">
                <text:p>4.8</text:p>
              </table:table-cell>
              <table:table-cell office:value-type="float" office:value="786.6">
                <text:p>786.6</text:p>
              </table:table-cell>
              <table:table-cell office:value-type="float" office:value="21.1180017994127">
                <text:p>21.1180017994127</text:p>
              </table:table-cell>
              <table:table-cell office:value-type="float" office:value="21.1180017994127">
                <text:p>21.118001799412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">
                <text:p>5</text:p>
              </table:table-cell>
              <table:table-cell office:value-type="float" office:value="72.6">
                <text:p>72.6</text:p>
              </table:table-cell>
              <table:table-cell office:value-type="float" office:value="14.4211650014831">
                <text:p>14.4211650014831</text:p>
              </table:table-cell>
              <table:table-cell office:value-type="float" office:value="14.4211650014831">
                <text:p>14.421165001483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.2">
                <text:p>5.2</text:p>
              </table:table-cell>
              <table:table-cell office:value-type="float" office:value="451.933333333333">
                <text:p>451.933333333333</text:p>
              </table:table-cell>
              <table:table-cell office:value-type="float" office:value="18.2870020627889">
                <text:p>18.2870020627889</text:p>
              </table:table-cell>
              <table:table-cell office:value-type="float" office:value="18.2870020627889">
                <text:p>18.287002062788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.4">
                <text:p>5.4</text:p>
              </table:table-cell>
              <table:table-cell office:value-type="float" office:value="1092.93333333333">
                <text:p>1092.93333333333</text:p>
              </table:table-cell>
              <table:table-cell office:value-type="float" office:value="23.4111322048104">
                <text:p>23.4111322048104</text:p>
              </table:table-cell>
              <table:table-cell office:value-type="float" office:value="23.4111322048104">
                <text:p>23.411132204810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.6">
                <text:p>5.6</text:p>
              </table:table-cell>
              <table:table-cell office:value-type="float" office:value="675.933333333333">
                <text:p>675.933333333333</text:p>
              </table:table-cell>
              <table:table-cell office:value-type="float" office:value="20.2257536599038">
                <text:p>20.2257536599038</text:p>
              </table:table-cell>
              <table:table-cell office:value-type="float" office:value="20.2257536599038">
                <text:p>20.225753659903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.8">
                <text:p>5.8</text:p>
              </table:table-cell>
              <table:table-cell office:value-type="float" office:value="4.60000000000002">
                <text:p>4.60000000000002</text:p>
              </table:table-cell>
              <table:table-cell office:value-type="float" office:value="13.6126166967756">
                <text:p>13.6126166967756</text:p>
              </table:table-cell>
              <table:table-cell office:value-type="float" office:value="13.6126166967756">
                <text:p>13.612616696775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">
                <text:p>6</text:p>
              </table:table-cell>
              <table:table-cell office:value-type="float" office:value="411.6">
                <text:p>411.6</text:p>
              </table:table-cell>
              <table:table-cell office:value-type="float" office:value="17.9156356292485">
                <text:p>17.9156356292485</text:p>
              </table:table-cell>
              <table:table-cell office:value-type="float" office:value="17.9156356292485">
                <text:p>17.915635629248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.2">
                <text:p>6.2</text:p>
              </table:table-cell>
              <table:table-cell office:value-type="float" office:value="882.266666666667">
                <text:p>882.266666666667</text:p>
              </table:table-cell>
              <table:table-cell office:value-type="float" office:value="21.8599837348725">
                <text:p>21.8599837348725</text:p>
              </table:table-cell>
              <table:table-cell office:value-type="float" office:value="21.8599837348725">
                <text:p>21.85998373487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.4">
                <text:p>6.4</text:p>
              </table:table-cell>
              <table:table-cell office:value-type="float" office:value="437.933333333333">
                <text:p>437.933333333333</text:p>
              </table:table-cell>
              <table:table-cell office:value-type="float" office:value="18.1589586093966">
                <text:p>18.1589586093966</text:p>
              </table:table-cell>
              <table:table-cell office:value-type="float" office:value="18.1589586093966">
                <text:p>18.158958609396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.6">
                <text:p>6.6</text:p>
              </table:table-cell>
              <table:table-cell office:value-type="float" office:value="2.93333333333334">
                <text:p>2.93333333333334</text:p>
              </table:table-cell>
              <table:table-cell office:value-type="float" office:value="13.5921954730565">
                <text:p>13.5921954730565</text:p>
              </table:table-cell>
              <table:table-cell office:value-type="float" office:value="13.5921954730565">
                <text:p>13.592195473056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.8">
                <text:p>6.8</text:p>
              </table:table-cell>
              <table:table-cell office:value-type="float" office:value="248.266666666667">
                <text:p>248.266666666667</text:p>
              </table:table-cell>
              <table:table-cell office:value-type="float" office:value="16.3256104190795">
                <text:p>16.3256104190795</text:p>
              </table:table-cell>
              <table:table-cell office:value-type="float" office:value="16.3256104190795">
                <text:p>16.325610419079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">
                <text:p>7</text:p>
              </table:table-cell>
              <table:table-cell office:value-type="float" office:value="472.933333333333">
                <text:p>472.933333333333</text:p>
              </table:table-cell>
              <table:table-cell office:value-type="float" office:value="18.477403617512">
                <text:p>18.477403617512</text:p>
              </table:table-cell>
              <table:table-cell office:value-type="float" office:value="18.477403617512">
                <text:p>18.4774036175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.2">
                <text:p>7.2</text:p>
              </table:table-cell>
              <table:table-cell office:value-type="float" office:value="235.266666666667">
                <text:p>235.266666666667</text:p>
              </table:table-cell>
              <table:table-cell office:value-type="float" office:value="16.1923507318185">
                <text:p>16.1923507318185</text:p>
              </table:table-cell>
              <table:table-cell office:value-type="float" office:value="16.1923507318185">
                <text:p>16.192350731818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.4">
                <text:p>7.4</text:p>
              </table:table-cell>
              <table:table-cell office:value-type="float" office:value="-8.73333333333329">
                <text:p>-8.73333333333329</text:p>
              </table:table-cell>
              <table:table-cell office:value-type="float" office:value="13.4483786713822">
                <text:p>13.4483786713822</text:p>
              </table:table-cell>
              <table:table-cell office:value-type="float" office:value="13.4483786713822">
                <text:p>13.448378671382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.6">
                <text:p>7.6</text:p>
              </table:table-cell>
              <table:table-cell office:value-type="float" office:value="109.933333333333">
                <text:p>109.933333333333</text:p>
              </table:table-cell>
              <table:table-cell office:value-type="float" office:value="14.8463613200152">
                <text:p>14.8463613200152</text:p>
              </table:table-cell>
              <table:table-cell office:value-type="float" office:value="14.8463613200152">
                <text:p>14.846361320015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.8">
                <text:p>7.8</text:p>
              </table:table-cell>
              <table:table-cell office:value-type="float" office:value="202.266666666667">
                <text:p>202.266666666667</text:p>
              </table:table-cell>
              <table:table-cell office:value-type="float" office:value="15.849044836274">
                <text:p>15.849044836274</text:p>
              </table:table-cell>
              <table:table-cell office:value-type="float" office:value="15.849044836274">
                <text:p>15.84904483627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">
                <text:p>8</text:p>
              </table:table-cell>
              <table:table-cell office:value-type="float" office:value="55.2666666666667">
                <text:p>55.2666666666667</text:p>
              </table:table-cell>
              <table:table-cell office:value-type="float" office:value="14.2194311497409">
                <text:p>14.2194311497409</text:p>
              </table:table-cell>
              <table:table-cell office:value-type="float" office:value="14.2194311497409">
                <text:p>14.219431149740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.2">
                <text:p>8.2</text:p>
              </table:table-cell>
              <table:table-cell office:value-type="float" office:value="-11.7333333333333">
                <text:p>-11.7333333333333</text:p>
              </table:table-cell>
              <table:table-cell office:value-type="float" office:value="13.4111479333012">
                <text:p>13.4111479333012</text:p>
              </table:table-cell>
              <table:table-cell office:value-type="float" office:value="13.4111479333012">
                <text:p>13.411147933301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.4">
                <text:p>8.4</text:p>
              </table:table-cell>
              <table:table-cell office:value-type="float" office:value="15.2666666666667">
                <text:p>15.2666666666667</text:p>
              </table:table-cell>
              <table:table-cell office:value-type="float" office:value="13.742593965074">
                <text:p>13.742593965074</text:p>
              </table:table-cell>
              <table:table-cell office:value-type="float" office:value="13.742593965074">
                <text:p>13.74259396507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.6">
                <text:p>8.6</text:p>
              </table:table-cell>
              <table:table-cell office:value-type="float" office:value="52.6">
                <text:p>52.6</text:p>
              </table:table-cell>
              <table:table-cell office:value-type="float" office:value="14.188140587594">
                <text:p>14.188140587594</text:p>
              </table:table-cell>
              <table:table-cell office:value-type="float" office:value="14.188140587594">
                <text:p>14.18814058759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.8">
                <text:p>8.8</text:p>
              </table:table-cell>
              <table:table-cell office:value-type="float" office:value="50.9333333333334">
                <text:p>50.9333333333334</text:p>
              </table:table-cell>
              <table:table-cell office:value-type="float" office:value="14.1685488945685">
                <text:p>14.1685488945685</text:p>
              </table:table-cell>
              <table:table-cell office:value-type="float" office:value="14.1685488945685">
                <text:p>14.168548894568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">
                <text:p>9</text:p>
              </table:table-cell>
              <table:table-cell office:value-type="float" office:value="108.6">
                <text:p>108.6</text:p>
              </table:table-cell>
              <table:table-cell office:value-type="float" office:value="14.8313856399192">
                <text:p>14.8313856399192</text:p>
              </table:table-cell>
              <table:table-cell office:value-type="float" office:value="14.8313856399192">
                <text:p>14.831385639919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.2">
                <text:p>9.2</text:p>
              </table:table-cell>
              <table:table-cell office:value-type="float" office:value="225.6">
                <text:p>225.6</text:p>
              </table:table-cell>
              <table:table-cell office:value-type="float" office:value="16.0925448577905">
                <text:p>16.0925448577905</text:p>
              </table:table-cell>
              <table:table-cell office:value-type="float" office:value="16.0925448577905">
                <text:p>16.092544857790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1cm" svg:height="9.005cm" xlink:href=".." xlink:type="simple" chart:class="chart:scatter" chart:style-name="ch1">
        <chart:plot-area chart:style-name="ch2" table:cell-range-address="'Single Slit Left'.B3:'Single Slit Left'.B23 'Single Slit Left'.H3:'Single Slit Left'.H23 'Single Slit Left'.H26:'Single Slit Left'.H46" svg:x="0.319cm" svg:y="0.18cm" svg:width="15.353cm" svg:height="8.645cm">
          <chart:coordinate-region svg:x="1.142cm" svg:y="0.382cm" svg:width="14.338cm" svg:height="8.241cm"/>
          <chart:axis chart:dimension="x" chart:name="primary-x" chart:style-name="ch3"/>
          <chart:axis chart:dimension="y" chart:name="primary-y" chart:style-name="ch4"/>
          <chart:series chart:style-name="ch5" chart:values-cell-range-address="'Single Slit Left'.H3:'Single Slit Left'.H23" chart:class="chart:scatter">
            <chart:domain table:cell-range-address="'Single Slit Left'.B3:'Single Slit Left'.B23"/>
            <chart:data-point chart:repeated="21"/>
          </chart:series>
          <chart:series chart:style-name="ch6" chart:values-cell-range-address="'Single Slit Left'.H26:'Single Slit Left'.H46" chart:class="chart:scatter">
            <chart:domain table:cell-range-address="'Single Slit Left'.B26:'Single Slit Left'.B46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H</text:p>
              </table:table-cell>
              <table:table-cell office:value-type="string">
                <text:p>Column B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Single Slit Left'.B3:'Single Slit Left'.B23</svg:desc>
                </draw:g>
              </table:table-cell>
              <table:table-cell office:value-type="float" office:value="-10.3333333333333">
                <text:p>-10.3333333333333</text:p>
                <draw:g>
                  <svg:desc>'Single Slit Left'.H3:'Single Slit Left'.H23</svg:desc>
                </draw:g>
              </table:table-cell>
              <table:table-cell office:value-type="float" office:value="0">
                <text:p>0</text:p>
                <draw:g>
                  <svg:desc>'Single Slit Left'.B26:'Single Slit Left'.B46</svg:desc>
                </draw:g>
              </table:table-cell>
              <table:table-cell office:value-type="float" office:value="NaN">
                <text:p>NaN</text:p>
                <draw:g>
                  <svg:desc>'Single Slit Left'.H26:'Single Slit Left'.H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-11.3333333333333">
                <text:p>-11.3333333333333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">
                <text:p>1.5</text:p>
              </table:table-cell>
              <table:table-cell office:value-type="float" office:value="58.6666666666666">
                <text:p>58.6666666666666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43">
                <text:p>14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5">
                <text:p>2.5</text:p>
              </table:table-cell>
              <table:table-cell office:value-type="float" office:value="176">
                <text:p>176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228.666666666667">
                <text:p>228.666666666667</text:p>
              </table:table-cell>
              <table:table-cell office:value-type="float" office:value="3">
                <text:p>3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5">
                <text:p>3.5</text:p>
              </table:table-cell>
              <table:table-cell office:value-type="float" office:value="279.666666666667">
                <text:p>279.666666666667</text:p>
              </table:table-cell>
              <table:table-cell office:value-type="float" office:value="3.5">
                <text:p>3.5</text:p>
              </table:table-cell>
              <table:table-cell office:value-type="float" office:value="189.333333333333">
                <text:p>189.33333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304.333333333333">
                <text:p>304.333333333333</text:p>
              </table:table-cell>
              <table:table-cell office:value-type="float" office:value="4">
                <text:p>4</text:p>
              </table:table-cell>
              <table:table-cell office:value-type="float" office:value="240.666666666667">
                <text:p>240.666666666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5">
                <text:p>4.5</text:p>
              </table:table-cell>
              <table:table-cell office:value-type="float" office:value="265">
                <text:p>265</text:p>
              </table:table-cell>
              <table:table-cell office:value-type="float" office:value="4.5">
                <text:p>4.5</text:p>
              </table:table-cell>
              <table:table-cell office:value-type="float" office:value="302.666666666667">
                <text:p>302.6666666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229.333333333333">
                <text:p>229.333333333333</text:p>
              </table:table-cell>
              <table:table-cell office:value-type="float" office:value="5">
                <text:p>5</text:p>
              </table:table-cell>
              <table:table-cell office:value-type="float" office:value="317.333333333333">
                <text:p>317.3333333333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5">
                <text:p>5.5</text:p>
              </table:table-cell>
              <table:table-cell office:value-type="float" office:value="189">
                <text:p>189</text:p>
              </table:table-cell>
              <table:table-cell office:value-type="float" office:value="5.5">
                <text:p>5.5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105.666666666667">
                <text:p>105.666666666667</text:p>
              </table:table-cell>
              <table:table-cell office:value-type="float" office:value="6">
                <text:p>6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5">
                <text:p>6.5</text:p>
              </table:table-cell>
              <table:table-cell office:value-type="float" office:value="71">
                <text:p>71</text:p>
              </table:table-cell>
              <table:table-cell office:value-type="float" office:value="6.5">
                <text:p>6.5</text:p>
              </table:table-cell>
              <table:table-cell office:value-type="float" office:value="228.666666666667">
                <text:p>228.6666666666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54">
                <text:p>54</text:p>
              </table:table-cell>
              <table:table-cell office:value-type="float" office:value="7">
                <text:p>7</text:p>
              </table:table-cell>
              <table:table-cell office:value-type="float" office:value="178.333333333333">
                <text:p>178.333333333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5">
                <text:p>7.5</text:p>
              </table:table-cell>
              <table:table-cell office:value-type="float" office:value="16.6666666666667">
                <text:p>16.6666666666667</text:p>
              </table:table-cell>
              <table:table-cell office:value-type="float" office:value="7.5">
                <text:p>7.5</text:p>
              </table:table-cell>
              <table:table-cell office:value-type="float" office:value="130.666666666667">
                <text:p>130.6666666666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-8.66666666666669">
                <text:p>-8.66666666666669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.5">
                <text:p>8.5</text:p>
              </table:table-cell>
              <table:table-cell office:value-type="float" office:value="-17.3333333333333">
                <text:p>-17.3333333333333</text:p>
              </table:table-cell>
              <table:table-cell office:value-type="float" office:value="8.5">
                <text:p>8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.5">
                <text:p>9.5</text:p>
              </table:table-cell>
              <table:table-cell office:value-type="float" office:value="NaN">
                <text:p>NaN</text:p>
              </table:table-cell>
              <table:table-cell office:value-type="float" office:value="9.5">
                <text:p>9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